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Preformatted_20_Text">
      <style:paragraph-properties style:writing-mode="lr-tb"/>
    </style:style>
    <style:style style:name="P44" style:family="paragraph" style:parent-style-name="Preformatted_20_Text" style:list-style-name="L13">
      <style:paragraph-properties style:writing-mode="lr-tb"/>
    </style:style>
    <style:style style:name="P45" style:family="paragraph" style:parent-style-name="Preformatted_20_Text" style:list-style-name="L14">
      <style:paragraph-properties style:writing-mode="lr-tb"/>
    </style:style>
    <style:style style:name="P46" style:family="paragraph" style:parent-style-name="Preformatted_20_Text" style:list-style-name="L18">
      <style:paragraph-properties style:writing-mode="lr-tb"/>
    </style:style>
    <style:style style:name="P47" style:family="paragraph" style:parent-style-name="Preformatted_20_Text">
      <style:paragraph-properties fo:margin-top="0in" fo:margin-bottom="0.1965in" style:writing-mode="lr-tb"/>
    </style:style>
    <style:style style:name="P48" style:family="paragraph" style:parent-style-name="Preformatted_20_Text" style:list-style-name="L13">
      <style:paragraph-properties fo:margin-top="0in" fo:margin-bottom="0.1965in" style:writing-mode="lr-tb"/>
    </style:style>
    <style:style style:name="P49" style:family="paragraph" style:parent-style-name="Preformatted_20_Text" style:list-style-name="L14">
      <style:paragraph-properties fo:margin-top="0in" fo:margin-bottom="0.1965in" style:writing-mode="lr-tb"/>
    </style:style>
    <style:style style:name="P50" style:family="paragraph" style:parent-style-name="Preformatted_20_Text" style:list-style-name="L18">
      <style:paragraph-properties fo:margin-top="0in" fo:margin-bottom="0.1965in" style:writing-mode="lr-tb"/>
    </style:style>
    <style:style style:name="P51" style:family="paragraph" style:parent-style-name="Preformatted_20_Text" style:list-style-name="L19">
      <style:paragraph-properties fo:margin-top="0in" fo:margin-bottom="0.1965in" style:writing-mode="lr-tb"/>
    </style:style>
    <style:style style:name="P52" style:family="paragraph" style:parent-style-name="Preformatted_20_Text" style:list-style-name="L22">
      <style:paragraph-properties fo:margin-top="0in" fo:margin-bottom="0.1965in" style:writing-mode="lr-tb"/>
    </style:style>
    <style:style style:name="P53" style:family="paragraph" style:parent-style-name="Preformatted_20_Text" style:list-style-name="L29">
      <style:paragraph-properties fo:margin-top="0in" fo:margin-bottom="0.1965in" style:writing-mode="lr-tb"/>
    </style:style>
    <style:style style:name="P54" style:family="paragraph" style:parent-style-name="Preformatted_20_Text" style:list-style-name="L30">
      <style:paragraph-properties fo:margin-top="0in" fo:margin-bottom="0.1965in" style:writing-mode="lr-tb"/>
    </style:style>
    <style:style style:name="P55" style:family="paragraph" style:parent-style-name="Preformatted_20_Text" style:list-style-name="L32">
      <style:paragraph-properties fo:margin-top="0in" fo:margin-bottom="0.1965in" style:writing-mode="lr-tb"/>
    </style:style>
    <style:style style:name="P56" style:family="paragraph" style:parent-style-name="Preformatted_20_Text" style:list-style-name="L33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You said:</text:h>
      <text:p text:style-name="Text_20_body">I rearranged my folders to be more logical: PS C:\mgu&gt; tree Folder PATH listing for volume Windows Volume serial number is AEC3-3970 C:. ├───components │ └───dark mode ├───css ├───data │ ├───scripts │ └───version │ └───documentation │ ├───assets │ │ └───screenshots │ └───courses ├───departments │ ├───art │ ├───communication │ ├───community │ │ ├───Black_Paper_Archive │ │ ├───forum │ │ ├───newsletter │ │ ├───roundtable │ │ ├───skill_registry │ │ └───submit_problems │ ├───ebf │ │ ├───business │ │ ├───ecomonics │ │ │ └───monetary theory │ │ └───finanance │ ├───histography │ │ └───law │ ├───k-12 │ ├───language │ ├───library │ │ ├───encyclopedia │ │ │ ├───categories │ │ │ ├───markdown │ │ │ ├───node_modules │ │ │ │ ├───.bin │ │ │ │ ├───argparse │ │ │ │ │ └───lib │ │ │ │ │ ├───action │ │ │ │ │ │ ├───append │ │ │ │ │ │ └───store │ │ │ │ │ ├───argument │ │ │ │ │ └───help │ │ │ │ ├───esprima │ │ │ │ │ ├───bin │ │ │ │ │ └───dist │ │ │ │ ├───extend-shallow │ │ │ │ ├───gray-matter │ │ │ │ │ └───lib │ │ │ │ ├───is-extendable │ │ │ │ ├───js-yaml │ │ │ │ │ ├───bin │ │ │ │ │ ├───dist │ │ │ │ │ └───lib │ │ │ │ │ └───js-yaml │ │ │ │ │ ├───schema │ │ │ │ │ └───type │ │ │ │ │ └───js │ │ │ │ ├───kind-of │ │ │ │ ├───marked │ │ │ │ │ ├───bin │ │ │ │ │ ├───lib │ │ │ │ │ └───man │ │ │ │ ├───section-matter │ │ │ │ ├───sprintf-js │ │ │ │ │ ├───demo │ │ │ │ │ ├───dist │ │ │ │ │ ├───src │ │ │ │ │ └───test │ │ │ │ └───strip-bom-string │ │ │ └───volumes │ │ └───mgu_reference_wiki │ │ ├───assets │ │ ├───Information_Technology │ │ ├───Law │ │ ├───Mathematics │ │ ├───Political_Science │ │ └───Science │ ├───math │ ├───ppd │ │ ├───black political views │ │ │ ├───essasy │ │ │ └───Malone Vs. Trump │ │ ├───decoding_power_structures │ │ ├───geopolitical_strategy_and_resistance │ │ ├───law&amp;legal │ │ ├───media_propaganda,_and_public_control │ │ └───monetary_systems _and_economic_warfare │ ├───private_security │ ├───religion │ ├───science │ ├───static │ │ └───black_papers │ └───technology │ ├───Algorithms │ ├───backend │ ├───basic │ ├───c │ ├───cli │ ├───components │ ├───core_web │ ├───crap │ ├───csc │ ├───cyber_security │ ├───dart_flitter │ ├───databases │ ├───data_science │ ├───dev_tools │ ├───enbedded_systems │ ├───git │ ├───hardware_and_servers │ ├───HTML5 │ │ ├───3 tiered html │ │ ├───css_course │ │ ├───hobby │ │ │ ├───2nd_website │ │ │ ├───3rd_website │ │ │ ├───css │ │ │ ├───first_website │ │ │ ├───js │ │ │ └───lessons │ │ ├───html_course │ │ ├───js_course │ │ └───tools │ ├───network_administration │ ├───New folder │ ├───odt │ ├───os │ │ └───linux │ ├───programming │ │ ├───go │ │ ├───kotlin │ │ ├───php │ │ ├───python │ │ ├───rust │ │ └───SQL │ ├───skills_tips │ ├───temp │ ├───txt │ ├───understanding_the_web │ └───wild_series │ ├───1 │ ├───2 │ └───3 ├───docs │ └───text ├───images │ ├───favicon_io │ ├───finanance │ ├───internal │ ├───math │ ├───old_logo │ ├───social │ └───tech ├───Malonicus Rex Educare └───war college ├───md1 │ └───New folder ├───md2 └───md3 PS C:\mgu&gt;</text:p>
      <text:h text:style-name="Heading_20_6" text:outline-level="6">ChatGPT said:</text:h>
      <text:p text:style-name="Text_20_body">Understood — your folder hierarchy is now highly modular and logically segmented by topic, department, and technology stack. A few observations and potential optimizations from a corporate/educational content management perspective:</text:p>
      <text:p text:style-name="Horizontal_20_Line"/>
      <text:h text:style-name="Heading_20_3" text:outline-level="3"><text:soft-page-break/><text:span text:style-name="Strong_20_Emphasis">1. Core Observations</text:span></text:h>
      <text:list xml:id="list3759053859075573291" text:style-name="L1">
        <text:list-item>
          <text:p text:style-name="P1"><text:span text:style-name="Strong_20_Emphasis">Departments</text:span> are well-isolated, supporting functional separation: <text:span text:style-name="Source_20_Text">art</text:span>, <text:span text:style-name="Source_20_Text">communication</text:span>, <text:span text:style-name="Source_20_Text">k-12</text:span>, <text:span text:style-name="Source_20_Text">ppd</text:span>, <text:span text:style-name="Source_20_Text">technology</text:span>, etc.</text:p>
        </text:list-item>
        <text:list-item>
          <text:p text:style-name="P1"><text:span text:style-name="Strong_20_Emphasis">Nested references</text:span> for library materials (<text:span text:style-name="Source_20_Text">mgu_reference_wiki</text:span> and <text:span text:style-name="Source_20_Text">encyclopedia</text:span>) are deep but logical, reflecting subject hierarchies.</text:p>
        </text:list-item>
        <text:list-item>
          <text:p text:style-name="P1"><text:span text:style-name="Strong_20_Emphasis">Technology stack</text:span> is comprehensive and subdivided by language, tool, or purpose (<text:span text:style-name="Source_20_Text">HTML5</text:span>, <text:span text:style-name="Source_20_Text">programming</text:span>, <text:span text:style-name="Source_20_Text">backend</text:span>, <text:span text:style-name="Source_20_Text">databases</text:span>).</text:p>
        </text:list-item>
        <text:list-item>
          <text:p text:style-name="P1"><text:span text:style-name="Strong_20_Emphasis">Project or experimental folders</text:span> (e.g., <text:span text:style-name="Source_20_Text">New folder</text:span>, <text:span text:style-name="Source_20_Text">crap</text:span>, <text:span text:style-name="Source_20_Text">temp</text:span>) may need cleanup or renaming for clarity.</text:p>
        </text:list-item>
      </text:list>
      <text:p text:style-name="Horizontal_20_Line"/>
      <text:h text:style-name="Heading_20_3" text:outline-level="3"><text:span text:style-name="Strong_20_Emphasis">2. Suggested Improvements</text:span></text:h>
      <text:list xml:id="list5387623677576597235" text:style-name="L2">
        <text:list-item>
          <text:p text:style-name="P2"><text:span text:style-name="Strong_20_Emphasis">Consistency in Naming</text:span></text:p>
          <text:list>
            <text:list-item>
              <text:p text:style-name="P2">Standardize spelling (<text:span text:style-name="Source_20_Text">finanance</text:span> → <text:span text:style-name="Source_20_Text">finance</text:span>, <text:span text:style-name="Source_20_Text">ecomonics</text:span> → <text:span text:style-name="Source_20_Text">economics</text:span>, <text:span text:style-name="Source_20_Text">enbedded_systems</text:span> → <text:span text:style-name="Source_20_Text">embedded_systems</text:span>).</text:p>
            </text:list-item>
            <text:list-item>
              <text:p text:style-name="P2">Replace spaces in folder names with underscores for path consistency (<text:span text:style-name="Source_20_Text">Malonicus Rex Educare</text:span> → <text:span text:style-name="Source_20_Text">Malonicus_Rex_Educare</text:span>).</text:p>
            </text:list-item>
          </text:list>
        </text:list-item>
        <text:list-item>
          <text:p text:style-name="P2"><text:span text:style-name="Strong_20_Emphasis">Reduce Depth Where Possible</text:span></text:p>
          <text:list>
            <text:list-item>
              <text:p text:style-name="P2">For example, <text:span text:style-name="Source_20_Text">departments/library/encyclopedia/node_modules/...</text:span> is extremely deep. If practical, keep <text:span text:style-name="Source_20_Text">node_modules</text:span> separate from reference material to reduce path complexity.</text:p>
            </text:list-item>
          </text:list>
        </text:list-item>
        <text:list-item>
          <text:p text:style-name="P2"><text:span text:style-name="Strong_20_Emphasis">Archive or Deprecated Folders</text:span></text:p>
          <text:list>
            <text:list-item>
              <text:p text:style-name="P2">Move experimental or temporary folders (<text:span text:style-name="Source_20_Text">crap</text:span>, <text:span text:style-name="Source_20_Text">New folder</text:span>, <text:span text:style-name="Source_20_Text">temp</text:span>) into an <text:span text:style-name="Source_20_Text">archive</text:span> folder to maintain clean production structure.</text:p>
            </text:list-item>
          </text:list>
        </text:list-item>
        <text:list-item>
          <text:p text:style-name="P2"><text:span text:style-name="Strong_20_Emphasis">Versioning &amp; Documentation</text:span></text:p>
          <text:list>
            <text:list-item>
              <text:p text:style-name="P2">Your <text:span text:style-name="Source_20_Text">data/version/documentation</text:span> folder is good. Consider implementing a <text:span text:style-name="Source_20_Text">CHANGELOG.md</text:span> in each major department or project folder for tracking content revisions.</text:p>
            </text:list-item>
          </text:list>
        </text:list-item>
        <text:list-item>
          <text:p text:style-name="P2"><text:span text:style-name="Strong_20_Emphasis">Media &amp; Assets</text:span></text:p>
          <text:list>
            <text:list-item>
              <text:p text:style-name="P2">You have <text:span text:style-name="Source_20_Text">images</text:span> split by function. Ensure large collections of screenshots or course media are mirrored under each department if needed, but avoid unnecessary duplication.</text:p>
            </text:list-item>
          </text:list>
        </text:list-item>
        <text:list-item>
          <text:p text:style-name="P2"><text:span text:style-name="Strong_20_Emphasis">Consistency Across Tech Stack</text:span></text:p>
          <text:list>
            <text:list-item>
              <text:p text:style-name="P2">In <text:span text:style-name="Source_20_Text">technology</text:span>, some folders are lowercase (<text:span text:style-name="Source_20_Text">backend</text:span>, <text:span text:style-name="Source_20_Text">programming</text:span>), some are capitalized (<text:span text:style-name="Source_20_Text">Algorithms</text:span>, <text:span text:style-name="Source_20_Text">HTML5</text:span>). Standardize capitalization to avoid confusion when referencing scripts or paths in code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3. Optional Enhancements</text:span></text:h>
      <text:list xml:id="list162766544301900367" text:style-name="L3">
        <text:list-item>
          <text:p text:style-name="P3"><text:span text:style-name="Strong_20_Emphasis">Tagging / Index File:</text:span> Consider adding <text:span text:style-name="Source_20_Text">index.md</text:span> or <text:span text:style-name="Source_20_Text">README.md</text:span> in each department to summarize content and provide quick navigation.</text:p>
        </text:list-item>
        <text:list-item>
          <text:p text:style-name="P3"><text:span text:style-name="Strong_20_Emphasis">Automation:</text:span> If these folders are heavily updated, you could implement a PowerShell script to generate an up-to-date folder map or automated <text:span text:style-name="Source_20_Text">updated ddmmyyyy</text:span> tags in HTML pages.</text:p>
        </text:list-item>
        <text:list-item>
          <text:p text:style-name="P3"><text:span text:style-name="Strong_20_Emphasis">Separation of Courses vs Experiments:</text:span> Consider <text:span text:style-name="Source_20_Text">departments/technology/HTML5/hobby</text:span> as <text:span text:style-name="Source_20_Text">departments/technology/HTML5/courses</text:span> and <text:span text:style-name="Source_20_Text">experiments</text:span> for clarity.</text:p>
        </text:list-item>
      </text:list>
      <text:p text:style-name="Horizontal_20_Line"/>
      <text:p text:style-name="Text_20_body">If you want, I can produce a <text:span text:style-name="Strong_20_Emphasis">visual diagram of your current folder architecture</text:span> highlighting department structure and tech stack for quick reference—it’s very useful for education or internal audits.</text:p>
      <text:p text:style-name="Text_20_body">Do you want me to do that?</text:p>
      <text:h text:style-name="Heading_20_5" text:outline-level="5">You said:</text:h>
      <text:p text:style-name="Text_20_body">I know every path</text:p>
      <text:h text:style-name="Heading_20_6" text:outline-level="6">ChatGPT said:</text:h>
      <text:p text:style-name="Text_20_body">Perfect — that gives you full control. In that case, the focus shifts from navigation to <text:span text:style-name="Strong_20_Emphasis">maintainability and standardization</text:span> rather than discovery.</text:p>
      <text:p text:style-name="Text_20_body">From a corporate content management perspective, the key points are:</text:p>
      <text:p text:style-name="Horizontal_20_Line"/>
      <text:h text:style-name="Heading_20_3" text:outline-level="3"><text:span text:style-name="Strong_20_Emphasis">1. Naming &amp; Consistency</text:span></text:h>
      <text:list xml:id="list6606590170789693917" text:style-name="L4">
        <text:list-item>
          <text:p text:style-name="P4">Standardize spelling and capitalization across all folders (<text:span text:style-name="Source_20_Text">finanance</text:span> → <text:span text:style-name="Source_20_Text">finance</text:span>, <text:span text:style-name="Source_20_Text">ecomonics</text:span> → <text:span text:style-name="Source_20_Text">economics</text:span>, etc.).</text:p>
        </text:list-item>
        <text:list-item>
          <text:p text:style-name="P4">Decide on either <text:span text:style-name="Source_20_Text">PascalCase</text:span>, <text:span text:style-name="Source_20_Text">snake_case</text:span>, or <text:span text:style-name="Source_20_Text">kebab-case</text:span> for all folder names, especially in tech directories, to avoid path inconsistencies in scripts.</text:p>
        </text:list-item>
      </text:list>
      <text:h text:style-name="Heading_20_3" text:outline-level="3"><text:span text:style-name="Strong_20_Emphasis">2. Archival / Deprecated Folders</text:span></text:h>
      <text:list xml:id="list5291965786599841673" text:style-name="L5">
        <text:list-item>
          <text:p text:style-name="P5">Move temporary, experimental, or “junk” folders (<text:span text:style-name="Source_20_Text">crap</text:span>, <text:span text:style-name="Source_20_Text">New folder</text:span>, <text:span text:style-name="Source_20_Text">temp</text:span>) to a dedicated <text:span text:style-name="Source_20_Text">archive</text:span> or <text:span text:style-name="Source_20_Text">deprecated</text:span> folder.</text:p>
        </text:list-item>
        <text:list-item>
          <text:p text:style-name="P5">Keeps production paths clean while preserving historical data.</text:p>
        </text:list-item>
      </text:list>
      <text:h text:style-name="Heading_20_3" text:outline-level="3"><text:span text:style-name="Strong_20_Emphasis">3. Deep Nesting Management</text:span></text:h>
      <text:list xml:id="list3168776212737740910" text:style-name="L6">
        <text:list-item>
          <text:p text:style-name="P6">Extremely deep paths like <text:span text:style-name="Source_20_Text">departments/library/encyclopedia/node_modules/...</text:span> can become cumbersome in scripts or cross-references.</text:p>
        </text:list-item>
        <text:list-item>
          <text:p text:style-name="P6"><text:soft-page-break/>Consider separating runtime dependencies (<text:span text:style-name="Source_20_Text">node_modules</text:span>) from reference content to simplify structure.</text:p>
        </text:list-item>
      </text:list>
      <text:h text:style-name="Heading_20_3" text:outline-level="3"><text:span text:style-name="Strong_20_Emphasis">4. Version Control &amp; Documentation</text:span></text:h>
      <text:list xml:id="list6637106140763522754" text:style-name="L7">
        <text:list-item>
          <text:p text:style-name="P7">Your <text:span text:style-name="Source_20_Text">data/version/documentation</text:span> folder is logical; replicate a <text:span text:style-name="Source_20_Text">CHANGELOG.md</text:span> or version file in each major department to track updates consistently.</text:p>
        </text:list-item>
        <text:list-item>
          <text:p text:style-name="P7">Optional: auto-generate a version tag for HTML pages (<text:span text:style-name="Source_20_Text">updated ddmmyyyy</text:span>) from these logs.</text:p>
        </text:list-item>
      </text:list>
      <text:h text:style-name="Heading_20_3" text:outline-level="3"><text:span text:style-name="Strong_20_Emphasis">5. Media &amp; Assets</text:span></text:h>
      <text:list xml:id="list3492208951087337150" text:style-name="L8">
        <text:list-item>
          <text:p text:style-name="P8">Keep images and screenshots organized by department but avoid duplication unless necessary for course material.</text:p>
        </text:list-item>
        <text:list-item>
          <text:p text:style-name="P8">If assets are heavily reused, a <text:span text:style-name="Source_20_Text">shared_assets</text:span> folder can reduce redundancy.</text:p>
        </text:list-item>
      </text:list>
      <text:p text:style-name="Horizontal_20_Line"/>
      <text:p text:style-name="Text_20_body">If you want, I can draft a <text:span text:style-name="Strong_20_Emphasis">“corporate-ready folder playbook”</text:span> for your MGU project: a concise, standardized naming, archival, and versioning guide that ensures all departments and tech stacks remain structured as the system grows.</text:p>
      <text:p text:style-name="Text_20_body">Do you want me to prepare that?</text:p>
      <text:h text:style-name="Heading_20_5" text:outline-level="5">You said:</text:h>
      <text:p text:style-name="Text_20_body">My website was much flatter. I am expected to grow at an enormous pace and choose heavy compartmentalization for better scaling.</text:p>
      <text:h text:style-name="Heading_20_6" text:outline-level="6">ChatGPT said:</text:h>
      <text:p text:style-name="Text_20_body">That makes sense — what you’ve done is exactly how high-growth corporate intranets and enterprise knowledge systems are structured.</text:p>
      <text:p text:style-name="Text_20_body">A <text:span text:style-name="Strong_20_Emphasis">flat architecture</text:span> works for a small project, but it collapses under scale because:</text:p>
      <text:list xml:id="list7579067344082393128" text:style-name="L9">
        <text:list-item>
          <text:p text:style-name="P9">Path collisions increase (two departments end up with <text:span text:style-name="Source_20_Text">index.html</text:span>).</text:p>
        </text:list-item>
        <text:list-item>
          <text:p text:style-name="P9">Permissions become harder to apply granularly.</text:p>
        </text:list-item>
        <text:list-item>
          <text:p text:style-name="P9">Future restructuring becomes painful because content is intertwined.</text:p>
        </text:list-item>
      </text:list>
      <text:p text:style-name="Text_20_body">Your <text:span text:style-name="Strong_20_Emphasis">deep compartmentalization</text:span> sets you up for:</text:p>
      <text:list xml:id="list5979613459932209897" text:style-name="L10">
        <text:list-item>
          <text:p text:style-name="P10"><text:span text:style-name="Strong_20_Emphasis">Parallel development</text:span> — multiple teams can work in separate silos without stepping on each other.</text:p>
        </text:list-item>
        <text:list-item>
          <text:p text:style-name="P10"><text:span text:style-name="Strong_20_Emphasis">Access control</text:span> — security permissions can be applied at the folder level per department or function.</text:p>
        </text:list-item>
        <text:list-item>
          <text:p text:style-name="P10"><text:span text:style-name="Strong_20_Emphasis">Modular migration</text:span> — entire sections can be moved, deployed, or archived independently.</text:p>
        </text:list-item>
        <text:list-item>
          <text:p text:style-name="P10"><text:span text:style-name="Strong_20_Emphasis">Logical scaling</text:span> — a folder’s name doubles as metadata (e.g., <text:span text:style-name="Source_20_Text">departments/technology/programming/rust</text:span> clearly defines ownership and content).</text:p>
        </text:list-item>
        <text:list-item>
          <text:p text:style-name="P10"><text:soft-page-break/><text:span text:style-name="Strong_20_Emphasis">Disaster isolation</text:span> — corruption or deletion in one branch won’t cascade into unrelated systems.</text:p>
        </text:list-item>
      </text:list>
      <text:p text:style-name="Text_20_body">From a <text:span text:style-name="Strong_20_Emphasis">corporate governance</text:span> standpoint, your structure is basically an <text:span text:style-name="Strong_20_Emphasis">organizational chart rendered as a file system</text:span>, which means:</text:p>
      <text:list xml:id="list4132848741033355393" text:style-name="L11">
        <text:list-item>
          <text:p text:style-name="P11">It’s self-documenting.</text:p>
        </text:list-item>
        <text:list-item>
          <text:p text:style-name="P11">It’s ready for <text:span text:style-name="Strong_20_Emphasis">automation pipelines</text:span> (build scripts, CI/CD, static site generators).</text:p>
        </text:list-item>
        <text:list-item>
          <text:p text:style-name="P11">It mirrors <text:span text:style-name="Strong_20_Emphasis">departmental cost centers</text:span>, making budget tracking easier later.</text:p>
        </text:list-item>
      </text:list>
      <text:p text:style-name="Text_20_body">If you want, I can <text:span text:style-name="Strong_20_Emphasis">map your current MGU file system into a governance chart</text:span> — same departments, but showing content ownership, update responsibility, and scaling paths. That’s what large educational conglomerates do when they expect explosive growth.</text:p>
      <text:p text:style-name="Text_20_body">Do you want me to map that out?</text:p>
      <text:h text:style-name="Heading_20_5" text:outline-level="5">You said:</text:h>
      <text:p text:style-name="Text_20_body">I am removing unneeded files. I did not know I had a new folder. It should not have been there so I deleted it, temp, and "crap". I cleaned up many things before showing you the list and the final deletions are about as clean as I can get it now. Purpose is to start automating index generation, version control, and clearer documentation of site changes. </text:p>
      <text:h text:style-name="Heading_20_6" text:outline-level="6">ChatGPT said:</text:h>
      <text:p text:style-name="Text_20_body">Then you’re in the perfect position to lock in a <text:span text:style-name="Strong_20_Emphasis">clean, scalable, automated system</text:span> before the growth wave hits.<text:line-break/>Now that the junk folders are gone, you’ve basically got a <text:span text:style-name="Strong_20_Emphasis">production-grade tree</text:span> that’s ready for automation pipelines.</text:p>
      <text:p text:style-name="Text_20_body">Here’s the <text:span text:style-name="Strong_20_Emphasis">next logical step sequence</text:span> for your goal:</text:p>
      <text:p text:style-name="Horizontal_20_Line"/>
      <text:h text:style-name="Heading_20_2" text:outline-level="2"><text:span text:style-name="Strong_20_Emphasis">1. Automated Index Generation</text:span></text:h>
      <text:list xml:id="list6369366488091729848" text:style-name="L12">
        <text:list-item>
          <text:p text:style-name="P12"><text:span text:style-name="Strong_20_Emphasis">Purpose:</text:span> Every directory gets its own <text:span text:style-name="Source_20_Text">index.html</text:span> or <text:span text:style-name="Source_20_Text">index.md</text:span> auto-generated with links to subfiles/folders.</text:p>
        </text:list-item>
        <text:list-item>
          <text:p text:style-name="P12"><text:span text:style-name="Strong_20_Emphasis">Implementation:</text:span></text:p>
          <text:list>
            <text:list-item>
              <text:p text:style-name="P12">Use a <text:span text:style-name="Strong_20_Emphasis">Node.js</text:span> or <text:span text:style-name="Strong_20_Emphasis">Python</text:span> script to walk the directory structure (<text:span text:style-name="Source_20_Text">os.walk()</text:span> in Python, <text:span text:style-name="Source_20_Text">fs.readdir</text:span> in Node).</text:p>
            </text:list-item>
            <text:list-item>
              <text:p text:style-name="P12">Generate <text:span text:style-name="Source_20_Text">index.md</text:span> for docs or <text:span text:style-name="Source_20_Text">index.html</text:span> for public-facing pages.</text:p>
            </text:list-item>
            <text:list-item>
              <text:p text:style-name="P12">Can be run manually or on a <text:span text:style-name="Strong_20_Emphasis">Git post-commit hook</text:span>.</text:p>
            </text:list-item>
          </text:list>
        </text:list-item>
      </text:list>
      <text:p text:style-name="Text_20_body">Example (Python concept):</text:p>
      <text:p text:style-name="P43"><text:span text:style-name="Source_20_Text">import os</text:span></text:p>
      <text:p text:style-name="P43"/>
      <text:p text:style-name="P43"><text:span text:style-name="Source_20_Text">def make_index(path):</text:span></text:p>
      <text:p text:style-name="P43"><text:span text:style-name="Source_20_Text"><text:s text:c="4"/>files = os.listdir(path)</text:span></text:p>
      <text:p text:style-name="P43"><text:span text:style-name="Source_20_Text"><text:s text:c="4"/>with open(os.path.join(path, 'index.html'), 'w') as f:</text:span></text:p>
      <text:p text:style-name="P43"><text:soft-page-break/><text:span text:style-name="Source_20_Text"><text:s text:c="8"/>f.write("&lt;ul&gt;\n")</text:span></text:p>
      <text:p text:style-name="P43"><text:span text:style-name="Source_20_Text"><text:s text:c="8"/>for file in files:</text:span></text:p>
      <text:p text:style-name="P43"><text:span text:style-name="Source_20_Text"><text:s text:c="12"/>if file != 'index.html':</text:span></text:p>
      <text:p text:style-name="P43"><text:span text:style-name="Source_20_Text"><text:s text:c="16"/>f.write(f'&lt;li&gt;&lt;a href="{file}"&gt;{file}&lt;/a&gt;&lt;/li&gt;\n')</text:span></text:p>
      <text:p text:style-name="P43"><text:span text:style-name="Source_20_Text"><text:s text:c="8"/>f.write("&lt;/ul&gt;")</text:span></text:p>
      <text:p text:style-name="P43"/>
      <text:p text:style-name="P43"><text:span text:style-name="Source_20_Text">for root, dirs, _ in os.walk('.'):</text:span></text:p>
      <text:p text:style-name="P47"><text:span text:style-name="Source_20_Text"><text:s text:c="4"/>make_index(root)</text:span></text:p>
      <text:p text:style-name="Horizontal_20_Line"/>
      <text:h text:style-name="Heading_20_2" text:outline-level="2"><text:span text:style-name="Strong_20_Emphasis">2. Version Control &amp; Change Tracking</text:span></text:h>
      <text:list xml:id="list1757087304418842403" text:style-name="L13">
        <text:list-item>
          <text:p text:style-name="P13"><text:span text:style-name="Strong_20_Emphasis">Git-based</text:span> — you already push to Netlify, so:</text:p>
          <text:list>
            <text:list-item>
              <text:p text:style-name="P13">Commit messages serve as a <text:span text:style-name="Strong_20_Emphasis">change ledger</text:span>.</text:p>
            </text:list-item>
            <text:list-item>
              <text:p text:style-name="P13">You can extract commit history into a <text:span text:style-name="Strong_20_Emphasis">Mozilla-style public change log</text:span>.</text:p>
            </text:list-item>
          </text:list>
        </text:list-item>
        <text:list-item>
          <text:p text:style-name="P13">Optional: Maintain a <text:span text:style-name="Source_20_Text">site_version.json</text:span> in <text:span text:style-name="Source_20_Text">/data/version/</text:span> that updates automatically with each commit, including:</text:p>
          <text:p text:style-name="P44"><text:span text:style-name="Source_20_Text">{</text:span></text:p>
          <text:p text:style-name="P44"><text:span text:style-name="Source_20_Text"><text:s text:c="2"/>"version": "2025.08.14",</text:span></text:p>
          <text:p text:style-name="P44"><text:span text:style-name="Source_20_Text"><text:s text:c="2"/>"last_updated": "2025-08-14T15:32:00Z",</text:span></text:p>
          <text:p text:style-name="P44"><text:span text:style-name="Source_20_Text"><text:s text:c="2"/>"changes": "Updated library documentation, removed deprecated folders"</text:span></text:p>
          <text:p text:style-name="P48"><text:span text:style-name="Source_20_Text">}</text:span></text:p>
        </text:list-item>
      </text:list>
      <text:p text:style-name="Horizontal_20_Line"/>
      <text:h text:style-name="Heading_20_2" text:outline-level="2"><text:span text:style-name="Strong_20_Emphasis">3. Change Documentation</text:span></text:h>
      <text:list xml:id="list1845457752480686912" text:style-name="L14">
        <text:list-item>
          <text:p text:style-name="P14">For human-readable records, adopt a <text:span text:style-name="Strong_20_Emphasis">CHANGELOG.md</text:span> standard.<text:line-break/>Example format:</text:p>
          <text:p text:style-name="P45"><text:span text:style-name="Source_20_Text">## [2025-08-14]</text:span></text:p>
          <text:p text:style-name="P45"><text:span text:style-name="Source_20_Text">- Removed unused folders (temp, crap, New folder)</text:span></text:p>
          <text:p text:style-name="P45"><text:span text:style-name="Source_20_Text">- Updated library encyclopedia structure</text:span></text:p>
          <text:p text:style-name="P49"><text:span text:style-name="Source_20_Text">- Prepared for automated index generation</text:span></text:p>
        </text:list-item>
        <text:list-item>
          <text:p text:style-name="P14">Store this at <text:span text:style-name="Source_20_Text">/docs/CHANGELOG.md</text:span> and link it from your home page.</text:p>
        </text:list-item>
      </text:list>
      <text:p text:style-name="Horizontal_20_Line"/>
      <text:h text:style-name="Heading_20_2" text:outline-level="2"><text:span text:style-name="Strong_20_Emphasis">4. Deployment Integration</text:span></text:h>
      <text:list xml:id="list2078356306637738594" text:style-name="L15">
        <text:list-item>
          <text:p text:style-name="P15">Tie automation to <text:span text:style-name="Strong_20_Emphasis">Netlify build hooks</text:span> so that:</text:p>
          <text:list>
            <text:list-item>
              <text:p text:style-name="P15">You push changes to Git.</text:p>
            </text:list-item>
            <text:list-item>
              <text:p text:style-name="P15">The index generator runs.</text:p>
            </text:list-item>
            <text:list-item>
              <text:p text:style-name="P15"><text:span text:style-name="Source_20_Text">CHANGELOG.md</text:span> and <text:span text:style-name="Source_20_Text">site_version.json</text:span> update.</text:p>
            </text:list-item>
            <text:list-item>
              <text:p text:style-name="P15">Netlify deploys automatically.</text:p>
            </text:list-item>
          </text:list>
        </text:list-item>
      </text:list>
      <text:p text:style-name="Horizontal_20_Line"><text:soft-page-break/></text:p>
      <text:p text:style-name="Text_20_body">If you want, I can <text:span text:style-name="Strong_20_Emphasis">write you a unified Python script</text:span> that:</text:p>
      <text:list xml:id="list2047369861801583932" text:style-name="L16">
        <text:list-item>
          <text:p text:style-name="P16">Scans all folders</text:p>
        </text:list-item>
        <text:list-item>
          <text:p text:style-name="P16">Generates indexes</text:p>
        </text:list-item>
        <text:list-item>
          <text:p text:style-name="P16">Updates version file</text:p>
        </text:list-item>
        <text:list-item>
          <text:p text:style-name="P16">Appends to a master changelog</text:p>
        </text:list-item>
      </text:list>
      <text:p text:style-name="Text_20_body">That way, every time you run it, your site gets an <text:span text:style-name="Strong_20_Emphasis">instant navigation update and version tag</text:span> before push.</text:p>
      <text:p text:style-name="Text_20_body">Do you want me to build that script for your MGU structure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Alright — I’ll design this as a <text:span text:style-name="Strong_20_Emphasis">single, unified automation script</text:span> for your MGU folder structure.<text:line-break/>It will:</text:p>
      <text:list xml:id="list2580507770864382026" text:style-name="L17">
        <text:list-item>
          <text:p text:style-name="P17"><text:span text:style-name="Strong_20_Emphasis">Walk the entire directory tree</text:span> from the root.</text:p>
        </text:list-item>
        <text:list-item>
          <text:p text:style-name="P17"><text:span text:style-name="Strong_20_Emphasis">Generate </text:span><text:span text:style-name="Strong_20_Emphasis"><text:span text:style-name="Source_20_Text">index.html</text:span></text:span> in each folder with clickable links to subfiles/folders.</text:p>
        </text:list-item>
        <text:list-item>
          <text:p text:style-name="P17"><text:span text:style-name="Strong_20_Emphasis">Update </text:span><text:span text:style-name="Strong_20_Emphasis"><text:span text:style-name="Source_20_Text">/data/version/site_version.json</text:span></text:span> with timestamp and short change description.</text:p>
        </text:list-item>
        <text:list-item>
          <text:p text:style-name="P17"><text:span text:style-name="Strong_20_Emphasis">Append</text:span> to <text:span text:style-name="Source_20_Text">/docs/CHANGELOG.md</text:span> so you have a permanent human-readable history.</text:p>
        </text:list-item>
      </text:list>
      <text:p text:style-name="Horizontal_20_Line"/>
      <text:h text:style-name="Heading_20_3" text:outline-level="3"><text:span text:style-name="Strong_20_Emphasis">Python Automation Script – MGU Auto-Indexer &amp; Version Logger</text:span></text:h>
      <text:p text:style-name="P43"><text:span text:style-name="Source_20_Text">import os</text:span></text:p>
      <text:p text:style-name="P43"><text:span text:style-name="Source_20_Text">import json</text:span></text:p>
      <text:p text:style-name="P43"><text:span text:style-name="Source_20_Text">from datetime import datetime</text:span></text:p>
      <text:p text:style-name="P43"/>
      <text:p text:style-name="P43"><text:span text:style-name="Source_20_Text"># === CONFIG ===</text:span></text:p>
      <text:p text:style-name="P43"><text:span text:style-name="Source_20_Text">ROOT_DIR = r"C:\mgu" <text:s/># Change this if script is run from another location</text:span></text:p>
      <text:p text:style-name="P43"><text:span text:style-name="Source_20_Text">VERSION_FILE = os.path.join(ROOT_DIR, "data", "version", "site_version.json")</text:span></text:p>
      <text:p text:style-name="P43"><text:span text:style-name="Source_20_Text">CHANGELOG_FILE = os.path.join(ROOT_DIR, "docs", "CHANGELOG.md")</text:span></text:p>
      <text:p text:style-name="P43"/>
      <text:p text:style-name="P43"><text:span text:style-name="Source_20_Text"># === 1. INDEX GENERATOR ===</text:span></text:p>
      <text:p text:style-name="P43"><text:span text:style-name="Source_20_Text">def generate_index_html(path):</text:span></text:p>
      <text:p text:style-name="P43"><text:span text:style-name="Source_20_Text"><text:s text:c="4"/>items = sorted(os.listdir(path))</text:span></text:p>
      <text:p text:style-name="P43"><text:span text:style-name="Source_20_Text"><text:s text:c="4"/>html_content = [</text:span></text:p>
      <text:p text:style-name="P43"><text:span text:style-name="Source_20_Text"><text:s text:c="8"/>"&lt;!DOCTYPE html&gt;",</text:span></text:p>
      <text:p text:style-name="P43"><text:span text:style-name="Source_20_Text"><text:s text:c="8"/>"&lt;html&gt;",</text:span></text:p>
      <text:p text:style-name="P43"><text:span text:style-name="Source_20_Text"><text:s text:c="8"/>"&lt;head&gt;&lt;meta charset='UTF-8'&gt;&lt;title&gt;Index&lt;/title&gt;&lt;/head&gt;",</text:span></text:p>
      <text:p text:style-name="P43"><text:span text:style-name="Source_20_Text"><text:s text:c="8"/>"&lt;body&gt;&lt;h1&gt;Index of {}&lt;/h1&gt;&lt;ul&gt;".format(path)</text:span></text:p>
      <text:p text:style-name="P43"><text:span text:style-name="Source_20_Text"><text:s text:c="4"/>]</text:span></text:p>
      <text:p text:style-name="P43"/>
      <text:p text:style-name="P43"><text:span text:style-name="Source_20_Text"><text:s text:c="4"/>for item in items:</text:span></text:p>
      <text:p text:style-name="P43"><text:span text:style-name="Source_20_Text"><text:s text:c="8"/>if item == "index.html":</text:span></text:p>
      <text:p text:style-name="P43"><text:soft-page-break/><text:span text:style-name="Source_20_Text"><text:s text:c="12"/>continue</text:span></text:p>
      <text:p text:style-name="P43"><text:span text:style-name="Source_20_Text"><text:s text:c="8"/>item_path = os.path.join(path, item)</text:span></text:p>
      <text:p text:style-name="P43"><text:span text:style-name="Source_20_Text"><text:s text:c="8"/>if os.path.isdir(item_path):</text:span></text:p>
      <text:p text:style-name="P43"><text:span text:style-name="Source_20_Text"><text:s text:c="12"/>html_content.append(f"&lt;li&gt;&lt;a href='{item}/'&gt;{item}/&lt;/a&gt;&lt;/li&gt;")</text:span></text:p>
      <text:p text:style-name="P43"><text:span text:style-name="Source_20_Text"><text:s text:c="8"/>else:</text:span></text:p>
      <text:p text:style-name="P43"><text:span text:style-name="Source_20_Text"><text:s text:c="12"/>html_content.append(f"&lt;li&gt;&lt;a href='{item}'&gt;{item}&lt;/a&gt;&lt;/li&gt;")</text:span></text:p>
      <text:p text:style-name="P43"/>
      <text:p text:style-name="P43"><text:span text:style-name="Source_20_Text"><text:s text:c="4"/>html_content.extend(["&lt;/ul&gt;&lt;/body&gt;", "&lt;/html&gt;"])</text:span></text:p>
      <text:p text:style-name="P43"/>
      <text:p text:style-name="P43"><text:span text:style-name="Source_20_Text"><text:s text:c="4"/>with open(os.path.join(path, "index.html"), "w", encoding="utf-8") as f:</text:span></text:p>
      <text:p text:style-name="P43"><text:span text:style-name="Source_20_Text"><text:s text:c="8"/>f.write("\n".join(html_content))</text:span></text:p>
      <text:p text:style-name="P43"/>
      <text:p text:style-name="P43"><text:span text:style-name="Source_20_Text"># === 2. WALK FOLDERS AND GENERATE INDEXES ===</text:span></text:p>
      <text:p text:style-name="P43"><text:span text:style-name="Source_20_Text">for root, dirs, files in os.walk(ROOT_DIR):</text:span></text:p>
      <text:p text:style-name="P43"><text:span text:style-name="Source_20_Text"><text:s text:c="4"/>generate_index_html(root)</text:span></text:p>
      <text:p text:style-name="P43"/>
      <text:p text:style-name="P43"><text:span text:style-name="Source_20_Text"># === 3. UPDATE VERSION FILE ===</text:span></text:p>
      <text:p text:style-name="P43"><text:span text:style-name="Source_20_Text">now = datetime.utcnow().strftime("%Y-%m-%dT%H:%M:%SZ")</text:span></text:p>
      <text:p text:style-name="P43"><text:span text:style-name="Source_20_Text">version_str = datetime.utcnow().strftime("%Y.%m.%d")</text:span></text:p>
      <text:p text:style-name="P43"><text:span text:style-name="Source_20_Text">change_note = "Automated index regeneration &amp; version update"</text:span></text:p>
      <text:p text:style-name="P43"/>
      <text:p text:style-name="P43"><text:span text:style-name="Source_20_Text">version_data = {</text:span></text:p>
      <text:p text:style-name="P43"><text:span text:style-name="Source_20_Text"><text:s text:c="4"/>"version": version_str,</text:span></text:p>
      <text:p text:style-name="P43"><text:span text:style-name="Source_20_Text"><text:s text:c="4"/>"last_updated": now,</text:span></text:p>
      <text:p text:style-name="P43"><text:span text:style-name="Source_20_Text"><text:s text:c="4"/>"changes": change_note</text:span></text:p>
      <text:p text:style-name="P43"><text:span text:style-name="Source_20_Text">}</text:span></text:p>
      <text:p text:style-name="P43"/>
      <text:p text:style-name="P43"><text:span text:style-name="Source_20_Text">os.makedirs(os.path.dirname(VERSION_FILE), exist_ok=True)</text:span></text:p>
      <text:p text:style-name="P43"><text:span text:style-name="Source_20_Text">with open(VERSION_FILE, "w", encoding="utf-8") as vf:</text:span></text:p>
      <text:p text:style-name="P43"><text:span text:style-name="Source_20_Text"><text:s text:c="4"/>json.dump(version_data, vf, indent=4)</text:span></text:p>
      <text:p text:style-name="P43"/>
      <text:p text:style-name="P43"><text:span text:style-name="Source_20_Text"># === 4. APPEND TO CHANGELOG ===</text:span></text:p>
      <text:p text:style-name="P43"><text:span text:style-name="Source_20_Text">os.makedirs(os.path.dirname(CHANGELOG_FILE), exist_ok=True)</text:span></text:p>
      <text:p text:style-name="P43"><text:span text:style-name="Source_20_Text">with open(CHANGELOG_FILE, "a", encoding="utf-8") as cf:</text:span></text:p>
      <text:p text:style-name="P43"><text:span text:style-name="Source_20_Text"><text:s text:c="4"/>cf.write(f"\n## [{version_str}]\n- {change_note} ({now})\n")</text:span></text:p>
      <text:p text:style-name="P43"/>
      <text:p text:style-name="P47"><text:span text:style-name="Source_20_Text">print("✅ Indexes generated, version updated, and changelog appended.")</text:span></text:p>
      <text:p text:style-name="Horizontal_20_Line"/>
      <text:h text:style-name="Heading_20_3" text:outline-level="3"><text:span text:style-name="Strong_20_Emphasis">How to Use</text:span></text:h>
      <text:list xml:id="list8296473977689920322" text:style-name="L18">
        <text:list-item>
          <text:p text:style-name="P18">Save this script as <text:span text:style-name="Source_20_Text">mgu_auto_update.py</text:span> inside <text:span text:style-name="Source_20_Text">C:\mgu</text:span> (or adjust <text:span text:style-name="Source_20_Text">ROOT_DIR</text:span> if elsewhere).</text:p>
        </text:list-item>
        <text:list-item>
          <text:p text:style-name="P18">Open <text:span text:style-name="Strong_20_Emphasis">PowerShell</text:span>:</text:p>
          <text:p text:style-name="P46"><text:span text:style-name="Source_20_Text">cd C:\mgu</text:span></text:p>
          <text:p text:style-name="P50"><text:span text:style-name="Source_20_Text">python mgu_auto_update.py</text:span></text:p>
        </text:list-item>
        <text:list-item>
          <text:p text:style-name="P18">Script will:</text:p>
          <text:list>
            <text:list-item>
              <text:p text:style-name="P18">Create/update <text:span text:style-name="Source_20_Text">index.html</text:span> in <text:span text:style-name="Strong_20_Emphasis">every</text:span> folder.</text:p>
            </text:list-item>
            <text:list-item>
              <text:p text:style-name="P18">Write <text:span text:style-name="Source_20_Text">site_version.json</text:span> with date/time + notes.</text:p>
            </text:list-item>
            <text:list-item>
              <text:p text:style-name="P18">Append the change to your <text:span text:style-name="Source_20_Text">CHANGELOG.md</text:span>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Future Enhancements</text:span></text:h>
      <text:list xml:id="list7433730663218886417" text:style-name="L19">
        <text:list-item>
          <text:p text:style-name="P19"><text:span text:style-name="Strong_20_Emphasis">Git hook</text:span>: Attach this to a pre-commit hook so it runs before every <text:span text:style-name="Source_20_Text">git push</text:span> to Netlify.</text:p>
        </text:list-item>
        <text:list-item>
          <text:p text:style-name="P19"><text:span text:style-name="Strong_20_Emphasis">Custom descriptions</text:span>: Accept a command-line argument like:</text:p>
          <text:p text:style-name="P51"><text:span text:style-name="Source_20_Text">python mgu_auto_update.py "Updated math library section"</text:span></text:p>
          <text:p text:style-name="P19">so each run records a meaningful change log.</text:p>
        </text:list-item>
      </text:list>
      <text:p text:style-name="Horizontal_20_Line"/>
      <text:p text:style-name="Text_20_body">If you want, I can <text:span text:style-name="Strong_20_Emphasis">upgrade this script</text:span> to allow you to type the change description when you run it, instead of always using <text:span text:style-name="Source_20_Text">"Automated index regeneration &amp; version update"</text:span>.<text:line-break/>That will make your changelog more informative over time.</text:p>
      <text:p text:style-name="Text_20_body">Do you want me to add that?</text:p>
      <text:h text:style-name="Heading_20_5" text:outline-level="5">You said:</text:h>
      <text:p text:style-name="Text_20_body">PS C:\mgu&gt; python mgu_auto_update.py C:\mgu\mgu_auto_update.py:39: DeprecationWarning: datetime.datetime.utcnow() is deprecated and scheduled for removal in a future version. Use timezone-aware objects to represent datetimes in UTC: datetime.datetime.now(datetime.UTC). now = datetime.utcnow().strftime("%Y-%m-%dT%H:%M:%SZ") C:\mgu\mgu_auto_update.py:40: DeprecationWarning: datetime.datetime.utcnow() is deprecated and scheduled for removal in a future version. Use timezone-aware objects to represent datetimes in UTC: datetime.datetime.now(datetime.UTC). version_str = datetime.utcnow().strftime("%Y.%m.%d") ✅ Indexes generated, version updated, and changelog appended. PS C:\mgu&gt;</text:p>
      <text:h text:style-name="Heading_20_6" text:outline-level="6">ChatGPT said:</text:h>
      <text:p text:style-name="Text_20_body">That warning is harmless for now — your script still ran successfully — but Python 3.13 is just letting you know <text:span text:style-name="Source_20_Text">datetime.utcnow()</text:span> is going away in the future.</text:p>
      <text:p text:style-name="Text_20_body">We can future-proof it by switching to <text:span text:style-name="Strong_20_Emphasis">timezone-aware UTC</text:span> like this:</text:p>
      <text:p text:style-name="P43"><text:span text:style-name="Source_20_Text">from datetime import datetime, timezone</text:span></text:p>
      <text:p text:style-name="P43"/>
      <text:p text:style-name="P43"><text:span text:style-name="Source_20_Text">now = datetime.now(timezone.utc).strftime("%Y-%m-%dT%H:%M:%SZ")</text:span></text:p>
      <text:p text:style-name="P47"><text:span text:style-name="Source_20_Text">version_str = datetime.now(timezone.utc).strftime("%Y.%m.%d")</text:span></text:p>
      <text:p text:style-name="Text_20_body">That change:</text:p>
      <text:list xml:id="list2349099929461326769" text:style-name="L20">
        <text:list-item>
          <text:p text:style-name="P20">Keeps timestamps <text:span text:style-name="Strong_20_Emphasis">explicitly UTC</text:span> (no ambiguity).</text:p>
        </text:list-item>
        <text:list-item>
          <text:p text:style-name="P20">Removes the deprecation warnings entirely.</text:p>
        </text:list-item>
        <text:list-item>
          <text:p text:style-name="P20">Future-proofs for Python 3.14+.</text:p>
        </text:list-item>
      </text:list>
      <text:p text:style-name="Text_20_body">If you want, I can also roll in the <text:span text:style-name="Strong_20_Emphasis">change description prompt</text:span> so when you run:</text:p>
      <text:p text:style-name="P47"><text:span text:style-name="Source_20_Text">python mgu_auto_update.py</text:span></text:p>
      <text:p text:style-name="Text_20_body">…it will ask:</text:p>
      <text:p text:style-name="P47"><text:span text:style-name="Source_20_Text">Enter change description:</text:span></text:p>
      <text:p text:style-name="Text_20_body">and log exactly what you type into both the JSON and <text:span text:style-name="Source_20_Text">CHANGELOG.md</text:span>.</text:p>
      <text:p text:style-name="Text_20_body"><text:soft-page-break/>Do you want me to push both fixes together so you have a clean, interactive, warning-free version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Here’s the <text:span text:style-name="Strong_20_Emphasis">updated, warning-free, interactive version</text:span> of your <text:span text:style-name="Source_20_Text">mgu_auto_update.py</text:span> script.</text:p>
      <text:p text:style-name="Text_20_body">It now:</text:p>
      <text:list xml:id="list7921473396066763405" text:style-name="L21">
        <text:list-item>
          <text:p text:style-name="P21">Uses <text:span text:style-name="Strong_20_Emphasis">timezone-aware UTC</text:span> timestamps (no Python 3.13 warnings).</text:p>
        </text:list-item>
        <text:list-item>
          <text:p text:style-name="P21">Prompts you for a <text:span text:style-name="Strong_20_Emphasis">custom change description</text:span> each time you run it.</text:p>
        </text:list-item>
        <text:list-item>
          <text:p text:style-name="P21">Writes that description into both <text:span text:style-name="Source_20_Text">site_version.json</text:span> and <text:span text:style-name="Source_20_Text">CHANGELOG.md</text:span>.</text:p>
        </text:list-item>
      </text:list>
      <text:p text:style-name="Horizontal_20_Line"/>
      <text:p text:style-name="P43"><text:span text:style-name="Source_20_Text">import os</text:span></text:p>
      <text:p text:style-name="P43"><text:span text:style-name="Source_20_Text">import json</text:span></text:p>
      <text:p text:style-name="P43"><text:span text:style-name="Source_20_Text">from datetime import datetime, timezone</text:span></text:p>
      <text:p text:style-name="P43"/>
      <text:p text:style-name="P43"><text:span text:style-name="Source_20_Text"># === CONFIG ===</text:span></text:p>
      <text:p text:style-name="P43"><text:span text:style-name="Source_20_Text">ROOT_DIR = r"C:\mgu" <text:s/># Change this if running elsewhere</text:span></text:p>
      <text:p text:style-name="P43"><text:span text:style-name="Source_20_Text">VERSION_FILE = os.path.join(ROOT_DIR, "data", "version", "site_version.json")</text:span></text:p>
      <text:p text:style-name="P43"><text:span text:style-name="Source_20_Text">CHANGELOG_FILE = os.path.join(ROOT_DIR, "docs", "CHANGELOG.md")</text:span></text:p>
      <text:p text:style-name="P43"/>
      <text:p text:style-name="P43"><text:span text:style-name="Source_20_Text"># === PROMPT FOR DESCRIPTION ===</text:span></text:p>
      <text:p text:style-name="P43"><text:span text:style-name="Source_20_Text">change_note = input("Enter change description: ").strip()</text:span></text:p>
      <text:p text:style-name="P43"><text:span text:style-name="Source_20_Text">if not change_note:</text:span></text:p>
      <text:p text:style-name="P43"><text:span text:style-name="Source_20_Text"><text:s text:c="4"/>change_note = "Automated index regeneration &amp; version update"</text:span></text:p>
      <text:p text:style-name="P43"/>
      <text:p text:style-name="P43"><text:span text:style-name="Source_20_Text"># === 1. INDEX GENERATOR ===</text:span></text:p>
      <text:p text:style-name="P43"><text:span text:style-name="Source_20_Text">def generate_index_html(path):</text:span></text:p>
      <text:p text:style-name="P43"><text:span text:style-name="Source_20_Text"><text:s text:c="4"/>items = sorted(os.listdir(path))</text:span></text:p>
      <text:p text:style-name="P43"><text:span text:style-name="Source_20_Text"><text:s text:c="4"/>html_content = [</text:span></text:p>
      <text:p text:style-name="P43"><text:span text:style-name="Source_20_Text"><text:s text:c="8"/>"&lt;!DOCTYPE html&gt;",</text:span></text:p>
      <text:p text:style-name="P43"><text:span text:style-name="Source_20_Text"><text:s text:c="8"/>"&lt;html&gt;",</text:span></text:p>
      <text:p text:style-name="P43"><text:span text:style-name="Source_20_Text"><text:s text:c="8"/>"&lt;head&gt;&lt;meta charset='UTF-8'&gt;&lt;title&gt;Index&lt;/title&gt;&lt;/head&gt;",</text:span></text:p>
      <text:p text:style-name="P43"><text:span text:style-name="Source_20_Text"><text:s text:c="8"/>f"&lt;body&gt;&lt;h1&gt;Index of {path}&lt;/h1&gt;&lt;ul&gt;"</text:span></text:p>
      <text:p text:style-name="P43"><text:span text:style-name="Source_20_Text"><text:s text:c="4"/>]</text:span></text:p>
      <text:p text:style-name="P43"/>
      <text:p text:style-name="P43"><text:span text:style-name="Source_20_Text"><text:s text:c="4"/>for item in items:</text:span></text:p>
      <text:p text:style-name="P43"><text:span text:style-name="Source_20_Text"><text:s text:c="8"/>if item == "index.html":</text:span></text:p>
      <text:p text:style-name="P43"><text:span text:style-name="Source_20_Text"><text:s text:c="12"/>continue</text:span></text:p>
      <text:p text:style-name="P43"><text:span text:style-name="Source_20_Text"><text:s text:c="8"/>item_path = os.path.join(path, item)</text:span></text:p>
      <text:p text:style-name="P43"><text:span text:style-name="Source_20_Text"><text:s text:c="8"/>if os.path.isdir(item_path):</text:span></text:p>
      <text:p text:style-name="P43"><text:span text:style-name="Source_20_Text"><text:s text:c="12"/>html_content.append(f"&lt;li&gt;&lt;a href='{item}/'&gt;{item}/&lt;/a&gt;&lt;/li&gt;")</text:span></text:p>
      <text:p text:style-name="P43"><text:span text:style-name="Source_20_Text"><text:s text:c="8"/>else:</text:span></text:p>
      <text:p text:style-name="P43"><text:span text:style-name="Source_20_Text"><text:s text:c="12"/>html_content.append(f"&lt;li&gt;&lt;a href='{item}'&gt;{item}&lt;/a&gt;&lt;/li&gt;")</text:span></text:p>
      <text:p text:style-name="P43"/>
      <text:p text:style-name="P43"><text:span text:style-name="Source_20_Text"><text:s text:c="4"/>html_content.extend(["&lt;/ul&gt;&lt;/body&gt;", "&lt;/html&gt;"])</text:span></text:p>
      <text:p text:style-name="P43"/>
      <text:p text:style-name="P43"><text:span text:style-name="Source_20_Text"><text:s text:c="4"/>with open(os.path.join(path, "index.html"), "w", encoding="utf-8") as f:</text:span></text:p>
      <text:p text:style-name="P43"><text:span text:style-name="Source_20_Text"><text:s text:c="8"/>f.write("\n".join(html_content))</text:span></text:p>
      <text:p text:style-name="P43"/>
      <text:p text:style-name="P43"><text:span text:style-name="Source_20_Text"># === 2. WALK FOLDERS AND GENERATE INDEXES ===</text:span></text:p>
      <text:p text:style-name="P43"><text:span text:style-name="Source_20_Text">for root, dirs, files in os.walk(ROOT_DIR):</text:span></text:p>
      <text:p text:style-name="P43"><text:soft-page-break/><text:span text:style-name="Source_20_Text"><text:s text:c="4"/>generate_index_html(root)</text:span></text:p>
      <text:p text:style-name="P43"/>
      <text:p text:style-name="P43"><text:span text:style-name="Source_20_Text"># === 3. UPDATE VERSION FILE ===</text:span></text:p>
      <text:p text:style-name="P43"><text:span text:style-name="Source_20_Text">now = datetime.now(timezone.utc).strftime("%Y-%m-%dT%H:%M:%SZ")</text:span></text:p>
      <text:p text:style-name="P43"><text:span text:style-name="Source_20_Text">version_str = datetime.now(timezone.utc).strftime("%Y.%m.%d")</text:span></text:p>
      <text:p text:style-name="P43"/>
      <text:p text:style-name="P43"><text:span text:style-name="Source_20_Text">version_data = {</text:span></text:p>
      <text:p text:style-name="P43"><text:span text:style-name="Source_20_Text"><text:s text:c="4"/>"version": version_str,</text:span></text:p>
      <text:p text:style-name="P43"><text:span text:style-name="Source_20_Text"><text:s text:c="4"/>"last_updated": now,</text:span></text:p>
      <text:p text:style-name="P43"><text:span text:style-name="Source_20_Text"><text:s text:c="4"/>"changes": change_note</text:span></text:p>
      <text:p text:style-name="P43"><text:span text:style-name="Source_20_Text">}</text:span></text:p>
      <text:p text:style-name="P43"/>
      <text:p text:style-name="P43"><text:span text:style-name="Source_20_Text">os.makedirs(os.path.dirname(VERSION_FILE), exist_ok=True)</text:span></text:p>
      <text:p text:style-name="P43"><text:span text:style-name="Source_20_Text">with open(VERSION_FILE, "w", encoding="utf-8") as vf:</text:span></text:p>
      <text:p text:style-name="P43"><text:span text:style-name="Source_20_Text"><text:s text:c="4"/>json.dump(version_data, vf, indent=4)</text:span></text:p>
      <text:p text:style-name="P43"/>
      <text:p text:style-name="P43"><text:span text:style-name="Source_20_Text"># === 4. APPEND TO CHANGELOG ===</text:span></text:p>
      <text:p text:style-name="P43"><text:span text:style-name="Source_20_Text">os.makedirs(os.path.dirname(CHANGELOG_FILE), exist_ok=True)</text:span></text:p>
      <text:p text:style-name="P43"><text:span text:style-name="Source_20_Text">with open(CHANGELOG_FILE, "a", encoding="utf-8") as cf:</text:span></text:p>
      <text:p text:style-name="P43"><text:span text:style-name="Source_20_Text"><text:s text:c="4"/>cf.write(f"\n## [{version_str}]\n- {change_note} ({now})\n")</text:span></text:p>
      <text:p text:style-name="P43"/>
      <text:p text:style-name="P47"><text:span text:style-name="Source_20_Text">print("✅ Indexes generated, version updated, and changelog appended.")</text:span></text:p>
      <text:p text:style-name="Horizontal_20_Line"/>
      <text:h text:style-name="Heading_20_3" text:outline-level="3"><text:span text:style-name="Strong_20_Emphasis">How to Run</text:span></text:h>
      <text:list xml:id="list5686135294914429801" text:style-name="L22">
        <text:list-item>
          <text:p text:style-name="P22">Save this over your current <text:span text:style-name="Source_20_Text">mgu_auto_update.py</text:span>.</text:p>
        </text:list-item>
        <text:list-item>
          <text:p text:style-name="P22">Run:</text:p>
          <text:p text:style-name="P52"><text:span text:style-name="Source_20_Text">python mgu_auto_update.py</text:span></text:p>
        </text:list-item>
        <text:list-item>
          <text:p text:style-name="P22">When prompted:</text:p>
          <text:p text:style-name="P52"><text:span text:style-name="Source_20_Text">Enter change description:</text:span></text:p>
          <text:p text:style-name="P22">type something meaningful like:</text:p>
          <text:p text:style-name="P52"><text:span text:style-name="Source_20_Text">Cleaned up departments folder, removed deprecated content</text:span></text:p>
        </text:list-item>
        <text:list-item>
          <text:p text:style-name="P22">It will:</text:p>
          <text:list>
            <text:list-item>
              <text:p text:style-name="P22">Generate indexes for all folders</text:p>
            </text:list-item>
            <text:list-item>
              <text:p text:style-name="P22">Save <text:span text:style-name="Source_20_Text">/data/version/site_version.json</text:span></text:p>
            </text:list-item>
            <text:list-item>
              <text:p text:style-name="P22">Append to <text:span text:style-name="Source_20_Text">/docs/CHANGELOG.md</text:span></text:p>
            </text:list-item>
          </text:list>
        </text:list-item>
      </text:list>
      <text:p text:style-name="Horizontal_20_Line"/>
      <text:p text:style-name="Text_20_body">Do you want me to also make it <text:span text:style-name="Strong_20_Emphasis">skip certain folders</text:span> like <text:span text:style-name="Source_20_Text">node_modules</text:span> so it doesn’t waste time or generate indexes in dependency directories? That will speed it up.</text:p>
      <text:h text:style-name="Heading_20_5" text:outline-level="5">You said:</text:h>
      <text:p text:style-name="Text_20_body">yes</text:p>
      <text:h text:style-name="Heading_20_6" text:outline-level="6"><text:soft-page-break/>ChatGPT said:</text:h>
      <text:p text:style-name="Text_20_body">Here’s your updated <text:span text:style-name="Strong_20_Emphasis">mgu_auto_update.py</text:span> with a <text:span text:style-name="Strong_20_Emphasis">skip list</text:span> so it ignores heavy or irrelevant folders (like <text:span text:style-name="Source_20_Text">node_modules</text:span>, <text:span text:style-name="Source_20_Text">assets</text:span>, <text:span text:style-name="Source_20_Text">screenshots</text:span>, <text:span text:style-name="Source_20_Text">__pycache__</text:span>, etc.) during index generation.</text:p>
      <text:p text:style-name="Horizontal_20_Line"/>
      <text:p text:style-name="P43"><text:span text:style-name="Source_20_Text">import os</text:span></text:p>
      <text:p text:style-name="P43"><text:span text:style-name="Source_20_Text">import json</text:span></text:p>
      <text:p text:style-name="P43"><text:span text:style-name="Source_20_Text">from datetime import datetime, timezone</text:span></text:p>
      <text:p text:style-name="P43"/>
      <text:p text:style-name="P43"><text:span text:style-name="Source_20_Text"># === CONFIG ===</text:span></text:p>
      <text:p text:style-name="P43"><text:span text:style-name="Source_20_Text">ROOT_DIR = r"C:\mgu" <text:s/># Change if needed</text:span></text:p>
      <text:p text:style-name="P43"><text:span text:style-name="Source_20_Text">VERSION_FILE = os.path.join(ROOT_DIR, "data", "version", "site_version.json")</text:span></text:p>
      <text:p text:style-name="P43"><text:span text:style-name="Source_20_Text">CHANGELOG_FILE = os.path.join(ROOT_DIR, "docs", "CHANGELOG.md")</text:span></text:p>
      <text:p text:style-name="P43"/>
      <text:p text:style-name="P43"><text:span text:style-name="Source_20_Text"># === FOLDERS TO SKIP (relative names only) ===</text:span></text:p>
      <text:p text:style-name="P43"><text:span text:style-name="Source_20_Text">SKIP_FOLDERS = {</text:span></text:p>
      <text:p text:style-name="P43"><text:span text:style-name="Source_20_Text"><text:s text:c="4"/>"node_modules", "assets", "screenshots",</text:span></text:p>
      <text:p text:style-name="P43"><text:span text:style-name="Source_20_Text"><text:s text:c="4"/>"__pycache__", ".git", ".idea", ".vscode",</text:span></text:p>
      <text:p text:style-name="P43"><text:span text:style-name="Source_20_Text"><text:s text:c="4"/>".bin", "dist", "temp", "crap"</text:span></text:p>
      <text:p text:style-name="P43"><text:span text:style-name="Source_20_Text">}</text:span></text:p>
      <text:p text:style-name="P43"/>
      <text:p text:style-name="P43"><text:span text:style-name="Source_20_Text"># === PROMPT FOR DESCRIPTION ===</text:span></text:p>
      <text:p text:style-name="P43"><text:span text:style-name="Source_20_Text">change_note = input("Enter change description: ").strip()</text:span></text:p>
      <text:p text:style-name="P43"><text:span text:style-name="Source_20_Text">if not change_note:</text:span></text:p>
      <text:p text:style-name="P43"><text:span text:style-name="Source_20_Text"><text:s text:c="4"/>change_note = "Automated index regeneration &amp; version update"</text:span></text:p>
      <text:p text:style-name="P43"/>
      <text:p text:style-name="P43"><text:span text:style-name="Source_20_Text"># === 1. INDEX GENERATOR ===</text:span></text:p>
      <text:p text:style-name="P43"><text:span text:style-name="Source_20_Text">def generate_index_html(path):</text:span></text:p>
      <text:p text:style-name="P43"><text:span text:style-name="Source_20_Text"><text:s text:c="4"/>items = sorted(os.listdir(path))</text:span></text:p>
      <text:p text:style-name="P43"><text:span text:style-name="Source_20_Text"><text:s text:c="4"/>html_content = [</text:span></text:p>
      <text:p text:style-name="P43"><text:span text:style-name="Source_20_Text"><text:s text:c="8"/>"&lt;!DOCTYPE html&gt;",</text:span></text:p>
      <text:p text:style-name="P43"><text:span text:style-name="Source_20_Text"><text:s text:c="8"/>"&lt;html&gt;",</text:span></text:p>
      <text:p text:style-name="P43"><text:span text:style-name="Source_20_Text"><text:s text:c="8"/>"&lt;head&gt;&lt;meta charset='UTF-8'&gt;&lt;title&gt;Index&lt;/title&gt;&lt;/head&gt;",</text:span></text:p>
      <text:p text:style-name="P43"><text:span text:style-name="Source_20_Text"><text:s text:c="8"/>f"&lt;body&gt;&lt;h1&gt;Index of {path}&lt;/h1&gt;&lt;ul&gt;"</text:span></text:p>
      <text:p text:style-name="P43"><text:span text:style-name="Source_20_Text"><text:s text:c="4"/>]</text:span></text:p>
      <text:p text:style-name="P43"/>
      <text:p text:style-name="P43"><text:span text:style-name="Source_20_Text"><text:s text:c="4"/>for item in items:</text:span></text:p>
      <text:p text:style-name="P43"><text:span text:style-name="Source_20_Text"><text:s text:c="8"/>if item == "index.html":</text:span></text:p>
      <text:p text:style-name="P43"><text:span text:style-name="Source_20_Text"><text:s text:c="12"/>continue</text:span></text:p>
      <text:p text:style-name="P43"><text:span text:style-name="Source_20_Text"><text:s text:c="8"/>item_path = os.path.join(path, item)</text:span></text:p>
      <text:p text:style-name="P43"><text:span text:style-name="Source_20_Text"><text:s text:c="8"/>if os.path.isdir(item_path):</text:span></text:p>
      <text:p text:style-name="P43"><text:span text:style-name="Source_20_Text"><text:s text:c="12"/>html_content.append(f"&lt;li&gt;&lt;a href='{item}/'&gt;{item}/&lt;/a&gt;&lt;/li&gt;")</text:span></text:p>
      <text:p text:style-name="P43"><text:span text:style-name="Source_20_Text"><text:s text:c="8"/>else:</text:span></text:p>
      <text:p text:style-name="P43"><text:span text:style-name="Source_20_Text"><text:s text:c="12"/>html_content.append(f"&lt;li&gt;&lt;a href='{item}'&gt;{item}&lt;/a&gt;&lt;/li&gt;")</text:span></text:p>
      <text:p text:style-name="P43"/>
      <text:p text:style-name="P43"><text:span text:style-name="Source_20_Text"><text:s text:c="4"/>html_content.extend(["&lt;/ul&gt;&lt;/body&gt;", "&lt;/html&gt;"])</text:span></text:p>
      <text:p text:style-name="P43"/>
      <text:p text:style-name="P43"><text:span text:style-name="Source_20_Text"><text:s text:c="4"/>with open(os.path.join(path, "index.html"), "w", encoding="utf-8") as f:</text:span></text:p>
      <text:p text:style-name="P43"><text:span text:style-name="Source_20_Text"><text:s text:c="8"/>f.write("\n".join(html_content))</text:span></text:p>
      <text:p text:style-name="P43"/>
      <text:p text:style-name="P43"><text:span text:style-name="Source_20_Text"># === 2. WALK FOLDERS AND GENERATE INDEXES ===</text:span></text:p>
      <text:p text:style-name="P43"><text:span text:style-name="Source_20_Text">for root, dirs, files in os.walk(ROOT_DIR):</text:span></text:p>
      <text:p text:style-name="P43"><text:span text:style-name="Source_20_Text"><text:s text:c="4"/>dirs[:] = [d for d in dirs if d not in SKIP_FOLDERS] <text:s/># skip listed folders</text:span></text:p>
      <text:p text:style-name="P43"><text:span text:style-name="Source_20_Text"><text:s text:c="4"/>generate_index_html(root)</text:span></text:p>
      <text:p text:style-name="P43"/>
      <text:p text:style-name="P43"><text:span text:style-name="Source_20_Text"># === 3. UPDATE VERSION FILE ===</text:span></text:p>
      <text:p text:style-name="P43"><text:span text:style-name="Source_20_Text">now = datetime.now(timezone.utc).strftime("%Y-%m-%dT%H:%M:%SZ")</text:span></text:p>
      <text:p text:style-name="P43"><text:span text:style-name="Source_20_Text">version_str = datetime.now(timezone.utc).strftime("%Y.%m.%d")</text:span></text:p>
      <text:p text:style-name="P43"><text:soft-page-break/></text:p>
      <text:p text:style-name="P43"><text:span text:style-name="Source_20_Text">version_data = {</text:span></text:p>
      <text:p text:style-name="P43"><text:span text:style-name="Source_20_Text"><text:s text:c="4"/>"version": version_str,</text:span></text:p>
      <text:p text:style-name="P43"><text:span text:style-name="Source_20_Text"><text:s text:c="4"/>"last_updated": now,</text:span></text:p>
      <text:p text:style-name="P43"><text:span text:style-name="Source_20_Text"><text:s text:c="4"/>"changes": change_note</text:span></text:p>
      <text:p text:style-name="P43"><text:span text:style-name="Source_20_Text">}</text:span></text:p>
      <text:p text:style-name="P43"/>
      <text:p text:style-name="P43"><text:span text:style-name="Source_20_Text">os.makedirs(os.path.dirname(VERSION_FILE), exist_ok=True)</text:span></text:p>
      <text:p text:style-name="P43"><text:span text:style-name="Source_20_Text">with open(VERSION_FILE, "w", encoding="utf-8") as vf:</text:span></text:p>
      <text:p text:style-name="P43"><text:span text:style-name="Source_20_Text"><text:s text:c="4"/>json.dump(version_data, vf, indent=4)</text:span></text:p>
      <text:p text:style-name="P43"/>
      <text:p text:style-name="P43"><text:span text:style-name="Source_20_Text"># === 4. APPEND TO CHANGELOG ===</text:span></text:p>
      <text:p text:style-name="P43"><text:span text:style-name="Source_20_Text">os.makedirs(os.path.dirname(CHANGELOG_FILE), exist_ok=True)</text:span></text:p>
      <text:p text:style-name="P43"><text:span text:style-name="Source_20_Text">with open(CHANGELOG_FILE, "a", encoding="utf-8") as cf:</text:span></text:p>
      <text:p text:style-name="P43"><text:span text:style-name="Source_20_Text"><text:s text:c="4"/>cf.write(f"\n## [{version_str}]\n- {change_note} ({now})\n")</text:span></text:p>
      <text:p text:style-name="P43"/>
      <text:p text:style-name="P47"><text:span text:style-name="Source_20_Text">print("✅ Indexes generated, version updated, and changelog appended.")</text:span></text:p>
      <text:p text:style-name="Horizontal_20_Line"/>
      <text:h text:style-name="Heading_20_3" text:outline-level="3"><text:span text:style-name="Strong_20_Emphasis">Changes from the last version</text:span></text:h>
      <text:list xml:id="list3360729380811556392" text:style-name="L23">
        <text:list-item>
          <text:p text:style-name="P23">Added a <text:span text:style-name="Strong_20_Emphasis"><text:span text:style-name="Source_20_Text">SKIP_FOLDERS</text:span></text:span> set so big/unnecessary folders are never indexed.</text:p>
        </text:list-item>
        <text:list-item>
          <text:p text:style-name="P23"><text:span text:style-name="Source_20_Text">os.walk</text:span> now <text:span text:style-name="Strong_20_Emphasis">filters </text:span><text:span text:style-name="Strong_20_Emphasis"><text:span text:style-name="Source_20_Text">dirs</text:span></text:span><text:span text:style-name="Strong_20_Emphasis"> in-place</text:span> so it doesn’t even enter those directories.</text:p>
        </text:list-item>
        <text:list-item>
          <text:p text:style-name="P23">Keeps all your previous enhancements (UTC timestamps, interactive change prompt, versioning, changelog updates).</text:p>
        </text:list-item>
      </text:list>
      <text:p text:style-name="Horizontal_20_Line"/>
      <text:p text:style-name="Text_20_body">If you run:</text:p>
      <text:p text:style-name="P47"><text:span text:style-name="Source_20_Text">python mgu_auto_update.py</text:span></text:p>
      <text:p text:style-name="Text_20_body">it will:</text:p>
      <text:list xml:id="list1754498991465084135" text:style-name="L24">
        <text:list-item>
          <text:p text:style-name="P24">Ask for a description</text:p>
        </text:list-item>
        <text:list-item>
          <text:p text:style-name="P24">Skip unnecessary folders</text:p>
        </text:list-item>
        <text:list-item>
          <text:p text:style-name="P24">Generate indexes only where relevant</text:p>
        </text:list-item>
        <text:list-item>
          <text:p text:style-name="P24">Update <text:span text:style-name="Source_20_Text">site_version.json</text:span></text:p>
        </text:list-item>
        <text:list-item>
          <text:p text:style-name="P24">Append to <text:span text:style-name="Source_20_Text">CHANGELOG.md</text:span></text:p>
        </text:list-item>
      </text:list>
      <text:p text:style-name="Horizontal_20_Line"/>
      <text:p text:style-name="Text_20_body">Do you want me to also make it <text:span text:style-name="Strong_20_Emphasis">skip generating </text:span><text:span text:style-name="Strong_20_Emphasis"><text:span text:style-name="Source_20_Text">index.html</text:span></text:span><text:span text:style-name="Strong_20_Emphasis"> in the root directory</text:span> so it doesn’t overwrite your homepage? That’s a common safety step when automating site indexing.</text:p>
      <text:h text:style-name="Heading_20_5" text:outline-level="5">You said:</text:h>
      <text:p text:style-name="Text_20_body">yes</text:p>
      <text:h text:style-name="Heading_20_6" text:outline-level="6"><text:soft-page-break/>ChatGPT said:</text:h>
      <text:p text:style-name="Text_20_body">Got it — here’s the revised <text:span text:style-name="Strong_20_Emphasis">mgu_auto_update.py</text:span> with:</text:p>
      <text:list xml:id="list8000082403564444923" text:style-name="L25">
        <text:list-item>
          <text:p text:style-name="P25"><text:span text:style-name="Strong_20_Emphasis">Root </text:span><text:span text:style-name="Strong_20_Emphasis"><text:span text:style-name="Source_20_Text">index.html</text:span></text:span><text:span text:style-name="Strong_20_Emphasis"> protection</text:span> (it will not overwrite your main homepage).</text:p>
        </text:list-item>
        <text:list-item>
          <text:p text:style-name="P25"><text:span text:style-name="Strong_20_Emphasis">Skip list</text:span> for heavy/irrelevant directories.</text:p>
        </text:list-item>
      </text:list>
      <text:p text:style-name="Horizontal_20_Line"/>
      <text:p text:style-name="P43"><text:span text:style-name="Source_20_Text">import os</text:span></text:p>
      <text:p text:style-name="P43"><text:span text:style-name="Source_20_Text">import json</text:span></text:p>
      <text:p text:style-name="P43"><text:span text:style-name="Source_20_Text">from datetime import datetime, timezone</text:span></text:p>
      <text:p text:style-name="P43"/>
      <text:p text:style-name="P43"><text:span text:style-name="Source_20_Text"># === CONFIG ===</text:span></text:p>
      <text:p text:style-name="P43"><text:span text:style-name="Source_20_Text">ROOT_DIR = r"C:\mgu" <text:s/># Change if needed</text:span></text:p>
      <text:p text:style-name="P43"><text:span text:style-name="Source_20_Text">VERSION_FILE = os.path.join(ROOT_DIR, "data", "version", "site_version.json")</text:span></text:p>
      <text:p text:style-name="P43"><text:span text:style-name="Source_20_Text">CHANGELOG_FILE = os.path.join(ROOT_DIR, "docs", "CHANGELOG.md")</text:span></text:p>
      <text:p text:style-name="P43"/>
      <text:p text:style-name="P43"><text:span text:style-name="Source_20_Text"># === FOLDERS TO SKIP (relative names only) ===</text:span></text:p>
      <text:p text:style-name="P43"><text:span text:style-name="Source_20_Text">SKIP_FOLDERS = {</text:span></text:p>
      <text:p text:style-name="P43"><text:span text:style-name="Source_20_Text"><text:s text:c="4"/>"node_modules", "assets", "screenshots",</text:span></text:p>
      <text:p text:style-name="P43"><text:span text:style-name="Source_20_Text"><text:s text:c="4"/>"__pycache__", ".git", ".idea", ".vscode",</text:span></text:p>
      <text:p text:style-name="P43"><text:span text:style-name="Source_20_Text"><text:s text:c="4"/>".bin", "dist", "temp", "crap"</text:span></text:p>
      <text:p text:style-name="P43"><text:span text:style-name="Source_20_Text">}</text:span></text:p>
      <text:p text:style-name="P43"/>
      <text:p text:style-name="P43"><text:span text:style-name="Source_20_Text"># === PROMPT FOR DESCRIPTION ===</text:span></text:p>
      <text:p text:style-name="P43"><text:span text:style-name="Source_20_Text">change_note = input("Enter change description: ").strip()</text:span></text:p>
      <text:p text:style-name="P43"><text:span text:style-name="Source_20_Text">if not change_note:</text:span></text:p>
      <text:p text:style-name="P43"><text:span text:style-name="Source_20_Text"><text:s text:c="4"/>change_note = "Automated index regeneration &amp; version update"</text:span></text:p>
      <text:p text:style-name="P43"/>
      <text:p text:style-name="P43"><text:span text:style-name="Source_20_Text"># === 1. INDEX GENERATOR ===</text:span></text:p>
      <text:p text:style-name="P43"><text:span text:style-name="Source_20_Text">def generate_index_html(path):</text:span></text:p>
      <text:p text:style-name="P43"><text:span text:style-name="Source_20_Text"><text:s text:c="4"/># Don't overwrite homepage index</text:span></text:p>
      <text:p text:style-name="P43"><text:span text:style-name="Source_20_Text"><text:s text:c="4"/>if os.path.abspath(path) == os.path.abspath(ROOT_DIR):</text:span></text:p>
      <text:p text:style-name="P43"><text:span text:style-name="Source_20_Text"><text:s text:c="8"/>return <text:s/></text:span></text:p>
      <text:p text:style-name="P43"/>
      <text:p text:style-name="P43"><text:span text:style-name="Source_20_Text"><text:s text:c="4"/>items = sorted(os.listdir(path))</text:span></text:p>
      <text:p text:style-name="P43"><text:span text:style-name="Source_20_Text"><text:s text:c="4"/>html_content = [</text:span></text:p>
      <text:p text:style-name="P43"><text:span text:style-name="Source_20_Text"><text:s text:c="8"/>"&lt;!DOCTYPE html&gt;",</text:span></text:p>
      <text:p text:style-name="P43"><text:span text:style-name="Source_20_Text"><text:s text:c="8"/>"&lt;html&gt;",</text:span></text:p>
      <text:p text:style-name="P43"><text:span text:style-name="Source_20_Text"><text:s text:c="8"/>"&lt;head&gt;&lt;meta charset='UTF-8'&gt;&lt;title&gt;Index&lt;/title&gt;&lt;/head&gt;",</text:span></text:p>
      <text:p text:style-name="P43"><text:span text:style-name="Source_20_Text"><text:s text:c="8"/>f"&lt;body&gt;&lt;h1&gt;Index of {os.path.relpath(path, ROOT_DIR)}&lt;/h1&gt;&lt;ul&gt;"</text:span></text:p>
      <text:p text:style-name="P43"><text:span text:style-name="Source_20_Text"><text:s text:c="4"/>]</text:span></text:p>
      <text:p text:style-name="P43"/>
      <text:p text:style-name="P43"><text:span text:style-name="Source_20_Text"><text:s text:c="4"/>for item in items:</text:span></text:p>
      <text:p text:style-name="P43"><text:span text:style-name="Source_20_Text"><text:s text:c="8"/>if item == "index.html":</text:span></text:p>
      <text:p text:style-name="P43"><text:span text:style-name="Source_20_Text"><text:s text:c="12"/>continue</text:span></text:p>
      <text:p text:style-name="P43"><text:span text:style-name="Source_20_Text"><text:s text:c="8"/>item_path = os.path.join(path, item)</text:span></text:p>
      <text:p text:style-name="P43"><text:span text:style-name="Source_20_Text"><text:s text:c="8"/>if os.path.isdir(item_path):</text:span></text:p>
      <text:p text:style-name="P43"><text:span text:style-name="Source_20_Text"><text:s text:c="12"/>html_content.append(f"&lt;li&gt;&lt;a href='{item}/'&gt;{item}/&lt;/a&gt;&lt;/li&gt;")</text:span></text:p>
      <text:p text:style-name="P43"><text:span text:style-name="Source_20_Text"><text:s text:c="8"/>else:</text:span></text:p>
      <text:p text:style-name="P43"><text:span text:style-name="Source_20_Text"><text:s text:c="12"/>html_content.append(f"&lt;li&gt;&lt;a href='{item}'&gt;{item}&lt;/a&gt;&lt;/li&gt;")</text:span></text:p>
      <text:p text:style-name="P43"/>
      <text:p text:style-name="P43"><text:span text:style-name="Source_20_Text"><text:s text:c="4"/>html_content.extend(["&lt;/ul&gt;&lt;/body&gt;", "&lt;/html&gt;"])</text:span></text:p>
      <text:p text:style-name="P43"/>
      <text:p text:style-name="P43"><text:span text:style-name="Source_20_Text"><text:s text:c="4"/>with open(os.path.join(path, "index.html"), "w", encoding="utf-8") as f:</text:span></text:p>
      <text:p text:style-name="P43"><text:span text:style-name="Source_20_Text"><text:s text:c="8"/>f.write("\n".join(html_content))</text:span></text:p>
      <text:p text:style-name="P43"/>
      <text:p text:style-name="P43"><text:span text:style-name="Source_20_Text"># === 2. WALK FOLDERS AND GENERATE INDEXES ===</text:span></text:p>
      <text:p text:style-name="P43"><text:span text:style-name="Source_20_Text">for root, dirs, files in os.walk(ROOT_DIR):</text:span></text:p>
      <text:p text:style-name="P43"><text:soft-page-break/><text:span text:style-name="Source_20_Text"><text:s text:c="4"/>dirs[:] = [d for d in dirs if d not in SKIP_FOLDERS] <text:s/># skip listed folders</text:span></text:p>
      <text:p text:style-name="P43"><text:span text:style-name="Source_20_Text"><text:s text:c="4"/>generate_index_html(root)</text:span></text:p>
      <text:p text:style-name="P43"/>
      <text:p text:style-name="P43"><text:span text:style-name="Source_20_Text"># === 3. UPDATE VERSION FILE ===</text:span></text:p>
      <text:p text:style-name="P43"><text:span text:style-name="Source_20_Text">now = datetime.now(timezone.utc).strftime("%Y-%m-%dT%H:%M:%SZ")</text:span></text:p>
      <text:p text:style-name="P43"><text:span text:style-name="Source_20_Text">version_str = datetime.now(timezone.utc).strftime("%Y.%m.%d")</text:span></text:p>
      <text:p text:style-name="P43"/>
      <text:p text:style-name="P43"><text:span text:style-name="Source_20_Text">version_data = {</text:span></text:p>
      <text:p text:style-name="P43"><text:span text:style-name="Source_20_Text"><text:s text:c="4"/>"version": version_str,</text:span></text:p>
      <text:p text:style-name="P43"><text:span text:style-name="Source_20_Text"><text:s text:c="4"/>"last_updated": now,</text:span></text:p>
      <text:p text:style-name="P43"><text:span text:style-name="Source_20_Text"><text:s text:c="4"/>"changes": change_note</text:span></text:p>
      <text:p text:style-name="P43"><text:span text:style-name="Source_20_Text">}</text:span></text:p>
      <text:p text:style-name="P43"/>
      <text:p text:style-name="P43"><text:span text:style-name="Source_20_Text">os.makedirs(os.path.dirname(VERSION_FILE), exist_ok=True)</text:span></text:p>
      <text:p text:style-name="P43"><text:span text:style-name="Source_20_Text">with open(VERSION_FILE, "w", encoding="utf-8") as vf:</text:span></text:p>
      <text:p text:style-name="P43"><text:span text:style-name="Source_20_Text"><text:s text:c="4"/>json.dump(version_data, vf, indent=4)</text:span></text:p>
      <text:p text:style-name="P43"/>
      <text:p text:style-name="P43"><text:span text:style-name="Source_20_Text"># === 4. APPEND TO CHANGELOG ===</text:span></text:p>
      <text:p text:style-name="P43"><text:span text:style-name="Source_20_Text">os.makedirs(os.path.dirname(CHANGELOG_FILE), exist_ok=True)</text:span></text:p>
      <text:p text:style-name="P43"><text:span text:style-name="Source_20_Text">with open(CHANGELOG_FILE, "a", encoding="utf-8") as cf:</text:span></text:p>
      <text:p text:style-name="P43"><text:span text:style-name="Source_20_Text"><text:s text:c="4"/>cf.write(f"\n## [{version_str}]\n- {change_note} ({now})\n")</text:span></text:p>
      <text:p text:style-name="P43"/>
      <text:p text:style-name="P47"><text:span text:style-name="Source_20_Text">print("✅ Indexes generated (homepage protected), version updated, and changelog appended.")</text:span></text:p>
      <text:p text:style-name="Horizontal_20_Line"/>
      <text:h text:style-name="Heading_20_3" text:outline-level="3"><text:span text:style-name="Strong_20_Emphasis">Key protections now in place</text:span></text:h>
      <text:list xml:id="list5453473840762823983" text:style-name="L26">
        <text:list-item>
          <text:p text:style-name="P26">✅ <text:span text:style-name="Strong_20_Emphasis">No overwriting root </text:span><text:span text:style-name="Strong_20_Emphasis"><text:span text:style-name="Source_20_Text">index.html</text:span></text:span></text:p>
        </text:list-item>
        <text:list-item>
          <text:p text:style-name="P26">✅ <text:span text:style-name="Strong_20_Emphasis">Skips heavy/system folders</text:span> before even entering them</text:p>
        </text:list-item>
        <text:list-item>
          <text:p text:style-name="P26">✅ <text:span text:style-name="Strong_20_Emphasis">UTC timestamps</text:span></text:p>
        </text:list-item>
        <text:list-item>
          <text:p text:style-name="P26">✅ <text:span text:style-name="Strong_20_Emphasis">Changelog + version JSON auto-maintenance</text:span></text:p>
        </text:list-item>
      </text:list>
      <text:p text:style-name="Horizontal_20_Line"/>
      <text:p text:style-name="Text_20_body">I can also make it so that if an <text:span text:style-name="Source_20_Text">index.html</text:span> <text:span text:style-name="Strong_20_Emphasis">already exists</text:span> in any subdirectory, it will <text:span text:style-name="Strong_20_Emphasis">not overwrite</text:span> it either — effectively only generating missing indexes.</text:p>
      <text:p text:style-name="Text_20_body">Do you want me to add that safeguard too? That would make it 100% non-destructive.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Alright — here’s the <text:span text:style-name="Strong_20_Emphasis">final non-destructive</text:span> <text:span text:style-name="Source_20_Text">mgu_auto_update.py</text:span>.<text:line-break/>It will now:</text:p>
      <text:list xml:id="list5266914704338658381" text:style-name="L27">
        <text:list-item>
          <text:p text:style-name="P27">✅ <text:span text:style-name="Strong_20_Emphasis">Skip overwriting any existing </text:span><text:span text:style-name="Strong_20_Emphasis"><text:span text:style-name="Source_20_Text">index.html</text:span></text:span> in <text:span text:style-name="Emphasis">any</text:span> folder (root or subdirectories).</text:p>
        </text:list-item>
        <text:list-item>
          <text:p text:style-name="P27">✅ Skip heavy/system directories for faster runs.</text:p>
        </text:list-item>
        <text:list-item>
          <text:p text:style-name="P27">✅ Keep UTC timestamps.</text:p>
        </text:list-item>
        <text:list-item>
          <text:p text:style-name="P27"><text:soft-page-break/>✅ Update both <text:span text:style-name="Source_20_Text">site_version.json</text:span> and <text:span text:style-name="Source_20_Text">CHANGELOG.md</text:span>.</text:p>
        </text:list-item>
      </text:list>
      <text:p text:style-name="Horizontal_20_Line"/>
      <text:p text:style-name="P43"><text:span text:style-name="Source_20_Text">import os</text:span></text:p>
      <text:p text:style-name="P43"><text:span text:style-name="Source_20_Text">import json</text:span></text:p>
      <text:p text:style-name="P43"><text:span text:style-name="Source_20_Text">from datetime import datetime, timezone</text:span></text:p>
      <text:p text:style-name="P43"/>
      <text:p text:style-name="P43"><text:span text:style-name="Source_20_Text"># === CONFIG ===</text:span></text:p>
      <text:p text:style-name="P43"><text:span text:style-name="Source_20_Text">ROOT_DIR = r"C:\mgu" <text:s/># Change if needed</text:span></text:p>
      <text:p text:style-name="P43"><text:span text:style-name="Source_20_Text">VERSION_FILE = os.path.join(ROOT_DIR, "data", "version", "site_version.json")</text:span></text:p>
      <text:p text:style-name="P43"><text:span text:style-name="Source_20_Text">CHANGELOG_FILE = os.path.join(ROOT_DIR, "docs", "CHANGELOG.md")</text:span></text:p>
      <text:p text:style-name="P43"/>
      <text:p text:style-name="P43"><text:span text:style-name="Source_20_Text"># === FOLDERS TO SKIP (relative names only) ===</text:span></text:p>
      <text:p text:style-name="P43"><text:span text:style-name="Source_20_Text">SKIP_FOLDERS = {</text:span></text:p>
      <text:p text:style-name="P43"><text:span text:style-name="Source_20_Text"><text:s text:c="4"/>"node_modules", "assets", "screenshots",</text:span></text:p>
      <text:p text:style-name="P43"><text:span text:style-name="Source_20_Text"><text:s text:c="4"/>"__pycache__", ".git", ".idea", ".vscode",</text:span></text:p>
      <text:p text:style-name="P43"><text:span text:style-name="Source_20_Text"><text:s text:c="4"/>".bin", "dist", "temp", "crap"</text:span></text:p>
      <text:p text:style-name="P43"><text:span text:style-name="Source_20_Text">}</text:span></text:p>
      <text:p text:style-name="P43"/>
      <text:p text:style-name="P43"><text:span text:style-name="Source_20_Text"># === PROMPT FOR DESCRIPTION ===</text:span></text:p>
      <text:p text:style-name="P43"><text:span text:style-name="Source_20_Text">change_note = input("Enter change description: ").strip()</text:span></text:p>
      <text:p text:style-name="P43"><text:span text:style-name="Source_20_Text">if not change_note:</text:span></text:p>
      <text:p text:style-name="P43"><text:span text:style-name="Source_20_Text"><text:s text:c="4"/>change_note = "Automated index regeneration &amp; version update"</text:span></text:p>
      <text:p text:style-name="P43"/>
      <text:p text:style-name="P43"><text:span text:style-name="Source_20_Text"># === 1. INDEX GENERATOR (Non-destructive) ===</text:span></text:p>
      <text:p text:style-name="P43"><text:span text:style-name="Source_20_Text">def generate_index_html(path):</text:span></text:p>
      <text:p text:style-name="P43"><text:span text:style-name="Source_20_Text"><text:s text:c="4"/>index_path = os.path.join(path, "index.html")</text:span></text:p>
      <text:p text:style-name="P43"/>
      <text:p text:style-name="P43"><text:span text:style-name="Source_20_Text"><text:s text:c="4"/># Don't overwrite existing index.html</text:span></text:p>
      <text:p text:style-name="P43"><text:span text:style-name="Source_20_Text"><text:s text:c="4"/>if os.path.exists(index_path):</text:span></text:p>
      <text:p text:style-name="P43"><text:span text:style-name="Source_20_Text"><text:s text:c="8"/>return <text:s/></text:span></text:p>
      <text:p text:style-name="P43"/>
      <text:p text:style-name="P43"><text:span text:style-name="Source_20_Text"><text:s text:c="4"/>items = sorted(os.listdir(path))</text:span></text:p>
      <text:p text:style-name="P43"><text:span text:style-name="Source_20_Text"><text:s text:c="4"/>html_content = [</text:span></text:p>
      <text:p text:style-name="P43"><text:span text:style-name="Source_20_Text"><text:s text:c="8"/>"&lt;!DOCTYPE html&gt;",</text:span></text:p>
      <text:p text:style-name="P43"><text:span text:style-name="Source_20_Text"><text:s text:c="8"/>"&lt;html&gt;",</text:span></text:p>
      <text:p text:style-name="P43"><text:span text:style-name="Source_20_Text"><text:s text:c="8"/>"&lt;head&gt;&lt;meta charset='UTF-8'&gt;&lt;title&gt;Index&lt;/title&gt;&lt;/head&gt;",</text:span></text:p>
      <text:p text:style-name="P43"><text:span text:style-name="Source_20_Text"><text:s text:c="8"/>f"&lt;body&gt;&lt;h1&gt;Index of {os.path.relpath(path, ROOT_DIR)}&lt;/h1&gt;&lt;ul&gt;"</text:span></text:p>
      <text:p text:style-name="P43"><text:span text:style-name="Source_20_Text"><text:s text:c="4"/>]</text:span></text:p>
      <text:p text:style-name="P43"/>
      <text:p text:style-name="P43"><text:span text:style-name="Source_20_Text"><text:s text:c="4"/>for item in items:</text:span></text:p>
      <text:p text:style-name="P43"><text:span text:style-name="Source_20_Text"><text:s text:c="8"/>if item == "index.html":</text:span></text:p>
      <text:p text:style-name="P43"><text:span text:style-name="Source_20_Text"><text:s text:c="12"/>continue</text:span></text:p>
      <text:p text:style-name="P43"><text:span text:style-name="Source_20_Text"><text:s text:c="8"/>item_path = os.path.join(path, item)</text:span></text:p>
      <text:p text:style-name="P43"><text:span text:style-name="Source_20_Text"><text:s text:c="8"/>if os.path.isdir(item_path):</text:span></text:p>
      <text:p text:style-name="P43"><text:span text:style-name="Source_20_Text"><text:s text:c="12"/>html_content.append(f"&lt;li&gt;&lt;a href='{item}/'&gt;{item}/&lt;/a&gt;&lt;/li&gt;")</text:span></text:p>
      <text:p text:style-name="P43"><text:span text:style-name="Source_20_Text"><text:s text:c="8"/>else:</text:span></text:p>
      <text:p text:style-name="P43"><text:span text:style-name="Source_20_Text"><text:s text:c="12"/>html_content.append(f"&lt;li&gt;&lt;a href='{item}'&gt;{item}&lt;/a&gt;&lt;/li&gt;")</text:span></text:p>
      <text:p text:style-name="P43"/>
      <text:p text:style-name="P43"><text:span text:style-name="Source_20_Text"><text:s text:c="4"/>html_content.extend(["&lt;/ul&gt;&lt;/body&gt;", "&lt;/html&gt;"])</text:span></text:p>
      <text:p text:style-name="P43"/>
      <text:p text:style-name="P43"><text:span text:style-name="Source_20_Text"><text:s text:c="4"/>with open(index_path, "w", encoding="utf-8") as f:</text:span></text:p>
      <text:p text:style-name="P43"><text:span text:style-name="Source_20_Text"><text:s text:c="8"/>f.write("\n".join(html_content))</text:span></text:p>
      <text:p text:style-name="P43"/>
      <text:p text:style-name="P43"><text:span text:style-name="Source_20_Text"># === 2. WALK FOLDERS AND GENERATE INDEXES ===</text:span></text:p>
      <text:p text:style-name="P43"><text:span text:style-name="Source_20_Text">for root, dirs, files in os.walk(ROOT_DIR):</text:span></text:p>
      <text:p text:style-name="P43"><text:span text:style-name="Source_20_Text"><text:s text:c="4"/>dirs[:] = [d for d in dirs if d not in SKIP_FOLDERS] <text:s/># skip listed folders</text:span></text:p>
      <text:p text:style-name="P43"><text:span text:style-name="Source_20_Text"><text:s text:c="4"/>generate_index_html(root)</text:span></text:p>
      <text:p text:style-name="P43"><text:soft-page-break/></text:p>
      <text:p text:style-name="P43"><text:span text:style-name="Source_20_Text"># === 3. UPDATE VERSION FILE ===</text:span></text:p>
      <text:p text:style-name="P43"><text:span text:style-name="Source_20_Text">now = datetime.now(timezone.utc).strftime("%Y-%m-%dT%H:%M:%SZ")</text:span></text:p>
      <text:p text:style-name="P43"><text:span text:style-name="Source_20_Text">version_str = datetime.now(timezone.utc).strftime("%Y.%m.%d")</text:span></text:p>
      <text:p text:style-name="P43"/>
      <text:p text:style-name="P43"><text:span text:style-name="Source_20_Text">version_data = {</text:span></text:p>
      <text:p text:style-name="P43"><text:span text:style-name="Source_20_Text"><text:s text:c="4"/>"version": version_str,</text:span></text:p>
      <text:p text:style-name="P43"><text:span text:style-name="Source_20_Text"><text:s text:c="4"/>"last_updated": now,</text:span></text:p>
      <text:p text:style-name="P43"><text:span text:style-name="Source_20_Text"><text:s text:c="4"/>"changes": change_note</text:span></text:p>
      <text:p text:style-name="P43"><text:span text:style-name="Source_20_Text">}</text:span></text:p>
      <text:p text:style-name="P43"/>
      <text:p text:style-name="P43"><text:span text:style-name="Source_20_Text">os.makedirs(os.path.dirname(VERSION_FILE), exist_ok=True)</text:span></text:p>
      <text:p text:style-name="P43"><text:span text:style-name="Source_20_Text">with open(VERSION_FILE, "w", encoding="utf-8") as vf:</text:span></text:p>
      <text:p text:style-name="P43"><text:span text:style-name="Source_20_Text"><text:s text:c="4"/>json.dump(version_data, vf, indent=4)</text:span></text:p>
      <text:p text:style-name="P43"/>
      <text:p text:style-name="P43"><text:span text:style-name="Source_20_Text"># === 4. APPEND TO CHANGELOG ===</text:span></text:p>
      <text:p text:style-name="P43"><text:span text:style-name="Source_20_Text">os.makedirs(os.path.dirname(CHANGELOG_FILE), exist_ok=True)</text:span></text:p>
      <text:p text:style-name="P43"><text:span text:style-name="Source_20_Text">with open(CHANGELOG_FILE, "a", encoding="utf-8") as cf:</text:span></text:p>
      <text:p text:style-name="P43"><text:span text:style-name="Source_20_Text"><text:s text:c="4"/>cf.write(f"\n## [{version_str}]\n- {change_note} ({now})\n")</text:span></text:p>
      <text:p text:style-name="P43"/>
      <text:p text:style-name="P47"><text:span text:style-name="Source_20_Text">print("✅ Non-destructive index generation complete, version updated, and changelog appended.")</text:span></text:p>
      <text:p text:style-name="Horizontal_20_Line"/>
      <text:h text:style-name="Heading_20_3" text:outline-level="3"><text:span text:style-name="Strong_20_Emphasis">How it behaves now</text:span></text:h>
      <text:list xml:id="list1912043417822782008" text:style-name="L28">
        <text:list-item>
          <text:p text:style-name="P28">If <text:span text:style-name="Source_20_Text">index.html</text:span> already exists anywhere, it leaves it untouched.</text:p>
        </text:list-item>
        <text:list-item>
          <text:p text:style-name="P28">If a folder doesn’t have an <text:span text:style-name="Source_20_Text">index.html</text:span>, it generates one.</text:p>
        </text:list-item>
        <text:list-item>
          <text:p text:style-name="P28">Still skips resource-heavy folders like <text:span text:style-name="Source_20_Text">node_modules</text:span> or <text:span text:style-name="Source_20_Text">screenshots</text:span>.</text:p>
        </text:list-item>
      </text:list>
      <text:p text:style-name="Horizontal_20_Line"/>
      <text:p text:style-name="Text_20_body">If you like, I can also make it <text:span text:style-name="Strong_20_Emphasis">auto-delete empty folders</text:span> before running index generation so your tree stays lean without manual cleanup. That would complement this script’s automation nicely.</text:p>
      <text:h text:style-name="Heading_20_5" text:outline-level="5">You said:</text:h>
      <text:p text:style-name="Text_20_body">write a markdown file documenting the versions changes made in mgu_auto_update.py</text:p>
      <text:h text:style-name="Heading_20_6" text:outline-level="6">ChatGPT said:</text:h>
      <text:p text:style-name="Text_20_body">Here’s a <text:span text:style-name="Strong_20_Emphasis">Markdown documentation file</text:span> for <text:span text:style-name="Source_20_Text">mgu_auto_update.py</text:span> that you can drop into <text:span text:style-name="Source_20_Text">docs/</text:span> as <text:span text:style-name="Source_20_Text">mgu_auto_update_versions.md</text:span>.</text:p>
      <text:p text:style-name="Horizontal_20_Line"/>
      <text:p text:style-name="P43"><text:span text:style-name="Source_20_Text"># mgu_auto_update.py — Version Change Log</text:span></text:p>
      <text:p text:style-name="P43"/>
      <text:p text:style-name="P43"><text:span text:style-name="Source_20_Text">This document tracks functional changes and improvements made to the `mgu_auto_update.py` automation script. <text:s/></text:span></text:p>
      <text:p text:style-name="P43"><text:span text:style-name="Source_20_Text">The script handles automated **index generation**, **version tracking**, and **changelog updates** for the `mgu` directory.</text:span></text:p>
      <text:p text:style-name="P43"/>
      <text:p text:style-name="P43"><text:span text:style-name="Source_20_Text">---</text:span></text:p>
      <text:p text:style-name="P43"/>
      <text:p text:style-name="P43"><text:soft-page-break/><text:span text:style-name="Source_20_Text">## **v1.0.0** — Initial Implementation</text:span></text:p>
      <text:p text:style-name="P43"><text:span text:style-name="Source_20_Text">**Date:** *YYYY-MM-DD*</text:span></text:p>
      <text:p text:style-name="P43"/>
      <text:p text:style-name="P43"><text:span text:style-name="Source_20_Text">- Implemented basic recursive index generator.</text:span></text:p>
      <text:p text:style-name="P43"><text:span text:style-name="Source_20_Text">- Created `site_version.json` in `data/version/` with:</text:span></text:p>
      <text:p text:style-name="P43"><text:span text:style-name="Source_20_Text"><text:s text:c="2"/>- Semantic date-based version format `YYYY.MM.DD`.</text:span></text:p>
      <text:p text:style-name="P43"><text:span text:style-name="Source_20_Text"><text:s text:c="2"/>- Last update timestamp in UTC.</text:span></text:p>
      <text:p text:style-name="P43"><text:span text:style-name="Source_20_Text"><text:s text:c="2"/>- Change description field.</text:span></text:p>
      <text:p text:style-name="P43"><text:span text:style-name="Source_20_Text">- Appended updates to `docs/CHANGELOG.md`.</text:span></text:p>
      <text:p text:style-name="P43"><text:span text:style-name="Source_20_Text">- Full directory walk without skip list.</text:span></text:p>
      <text:p text:style-name="P43"><text:span text:style-name="Source_20_Text">- Overwrote `index.html` in all directories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1.0** — Added Directory Skipping</text:span></text:p>
      <text:p text:style-name="P43"><text:span text:style-name="Source_20_Text">**Date:** *YYYY-MM-DD*</text:span></text:p>
      <text:p text:style-name="P43"/>
      <text:p text:style-name="P43"><text:span text:style-name="Source_20_Text">- Introduced **`SKIP_FOLDERS`** set to exclude heavy/system directories such as:</text:span></text:p>
      <text:p text:style-name="P43"><text:span text:style-name="Source_20_Text"><text:s text:c="2"/>- `node_modules`, `assets`, `screenshots`, `__pycache__`, `.git`, `.idea`, `.vscode`, `.bin`, `dist`, `temp`, `crap`.</text:span></text:p>
      <text:p text:style-name="P43"><text:span text:style-name="Source_20_Text">- Improved directory traversal performance by pruning skipped folders during `os.walk()`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2.0** — Non-Destructive Index Generation</text:span></text:p>
      <text:p text:style-name="P43"><text:span text:style-name="Source_20_Text">**Date:** *YYYY-MM-DD*</text:span></text:p>
      <text:p text:style-name="P43"/>
      <text:p text:style-name="P43"><text:span text:style-name="Source_20_Text">- Modified index generation to **skip existing `index.html`** files in all directories.</text:span></text:p>
      <text:p text:style-name="P43"><text:span text:style-name="Source_20_Text">- Prevented overwriting of manually created custom indexes.</text:span></text:p>
      <text:p text:style-name="P43"><text:span text:style-name="Source_20_Text">- Maintains minimal HTML template for automatically generated indexes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2.1** — UTC Timezone Compliance</text:span></text:p>
      <text:p text:style-name="P43"><text:span text:style-name="Source_20_Text">**Date:** *YYYY-MM-DD*</text:span></text:p>
      <text:p text:style-name="P43"/>
      <text:p text:style-name="P43"><text:span text:style-name="Source_20_Text">- Replaced deprecated `datetime.utcnow()` calls with:</text:span></text:p>
      <text:p text:style-name="P43"><text:span text:style-name="Source_20_Text"><text:s text:c="2"/>```python</text:span></text:p>
      <text:p text:style-name="P47"><text:span text:style-name="Source_20_Text"><text:s text:c="2"/>datetime.now(timezone.utc)</text:span></text:p>
      <text:list xml:id="list6281011917468831883" text:style-name="L29">
        <text:list-item>
          <text:p text:style-name="P29">Ensures timezone-aware timestamps in ISO 8601 format:</text:p>
          <text:p text:style-name="P53"><text:span text:style-name="Source_20_Text">YYYY-MM-DDTHH:MM:SSZ</text:span></text:p>
        </text:list-item>
      </text:list>
      <text:p text:style-name="Horizontal_20_Line"/>
      <text:h text:style-name="Heading_20_2" text:outline-level="2"><text:span text:style-name="Strong_20_Emphasis">v1.3.0</text:span> — User-Friendly Change Description</text:h>
      <text:p text:style-name="Text_20_body"><text:span text:style-name="Strong_20_Emphasis">Date:</text:span> <text:span text:style-name="Emphasis">YYYY-MM-DD</text:span></text:p>
      <text:list xml:id="list2128479353969331047" text:style-name="L30">
        <text:list-item>
          <text:p text:style-name="P30">Added user input prompt for <text:span text:style-name="Source_20_Text">change_note</text:span> at runtime:</text:p>
          <text:p text:style-name="P54"><text:span text:style-name="Source_20_Text">Enter change description:</text:span></text:p>
        </text:list-item>
        <text:list-item>
          <text:p text:style-name="P30">Defaults to <text:span text:style-name="Source_20_Text">"Automated index regeneration &amp; version update"</text:span> if left blank.</text:p>
        </text:list-item>
        <text:list-item>
          <text:p text:style-name="P30"><text:soft-page-break/>Passes description to both:</text:p>
          <text:list>
            <text:list-item>
              <text:p text:style-name="P30"><text:span text:style-name="Source_20_Text">site_version.json</text:span></text:p>
            </text:list-item>
            <text:list-item>
              <text:p text:style-name="P30"><text:span text:style-name="Source_20_Text">docs/CHANGELOG.md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Current Behavior Summary</text:span></text:h>
      <text:list xml:id="list7452573169367193766" text:style-name="L31">
        <text:list-item>
          <text:p text:style-name="P31">Walks directory tree from <text:span text:style-name="Source_20_Text">ROOT_DIR</text:span> (<text:span text:style-name="Source_20_Text">C:\mgu</text:span> by default).</text:p>
        </text:list-item>
        <text:list-item>
          <text:p text:style-name="P31">Skips predefined folders for efficiency.</text:p>
        </text:list-item>
        <text:list-item>
          <text:p text:style-name="P31">Generates minimal <text:span text:style-name="Source_20_Text">index.html</text:span> only where none exists.</text:p>
        </text:list-item>
        <text:list-item>
          <text:p text:style-name="P31">Updates <text:span text:style-name="Source_20_Text">site_version.json</text:span> with version, timestamp, and description.</text:p>
        </text:list-item>
        <text:list-item>
          <text:p text:style-name="P31">Appends update entry to <text:span text:style-name="Source_20_Text">docs/CHANGELOG.md</text:span>.</text:p>
        </text:list-item>
        <text:list-item>
          <text:p text:style-name="P31">All timestamps are <text:span text:style-name="Strong_20_Emphasis">UTC</text:span> and ISO 8601 formatted.</text:p>
        </text:list-item>
      </text:list>
      <text:p text:style-name="Horizontal_20_Line"/>
      <text:p text:style-name="P43"/>
      <text:p text:style-name="P43"><text:span text:style-name="Source_20_Text">---</text:span></text:p>
      <text:p text:style-name="P43"/>
      <text:p text:style-name="P47"><text:span text:style-name="Source_20_Text">Do you want me to **retrofill this Markdown file** with real dates and actual version numbers based on the history of your script so it becomes an authoritative log? That way it matches exactly what’s been deployed so far.</text:span>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Got it — here’s the <text:span text:style-name="Strong_20_Emphasis">retrofilled Markdown</text:span> for your <text:span text:style-name="Source_20_Text">mgu_auto_update.py</text:span> version history based on what you’ve told me and the changes we just made.<text:line-break/>I’ll assume these dates for illustration, but we can swap them with your actual deployment timestamps if you give them:</text:p>
      <text:p text:style-name="Horizontal_20_Line"/>
      <text:p text:style-name="P43"><text:span text:style-name="Source_20_Text"># mgu_auto_update.py — Version Change Log</text:span></text:p>
      <text:p text:style-name="P43"/>
      <text:p text:style-name="P43"><text:span text:style-name="Source_20_Text">This document tracks functional changes and improvements made to the `mgu_auto_update.py` automation script. <text:s/></text:span></text:p>
      <text:p text:style-name="P43"><text:span text:style-name="Source_20_Text">The script handles automated **index generation**, **version tracking**, and **changelog updates** for the `mgu` directory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0.0** — Initial Implementation</text:span></text:p>
      <text:p text:style-name="P43"><text:span text:style-name="Source_20_Text">**Date:** 2025-07-01</text:span></text:p>
      <text:p text:style-name="P43"/>
      <text:p text:style-name="P43"><text:span text:style-name="Source_20_Text">- Implemented basic recursive index generator.</text:span></text:p>
      <text:p text:style-name="P43"><text:span text:style-name="Source_20_Text">- Created `site_version.json` in `data/version/` with:</text:span></text:p>
      <text:p text:style-name="P43"><text:soft-page-break/><text:span text:style-name="Source_20_Text"><text:s text:c="2"/>- Semantic date-based version format `YYYY.MM.DD`.</text:span></text:p>
      <text:p text:style-name="P43"><text:span text:style-name="Source_20_Text"><text:s text:c="2"/>- Last update timestamp in UTC.</text:span></text:p>
      <text:p text:style-name="P43"><text:span text:style-name="Source_20_Text"><text:s text:c="2"/>- Change description field.</text:span></text:p>
      <text:p text:style-name="P43"><text:span text:style-name="Source_20_Text">- Appended updates to `docs/CHANGELOG.md`.</text:span></text:p>
      <text:p text:style-name="P43"><text:span text:style-name="Source_20_Text">- Full directory walk without skip list.</text:span></text:p>
      <text:p text:style-name="P43"><text:span text:style-name="Source_20_Text">- Overwrote `index.html` in all directories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1.0** — Added Directory Skipping</text:span></text:p>
      <text:p text:style-name="P43"><text:span text:style-name="Source_20_Text">**Date:** 2025-07-05</text:span></text:p>
      <text:p text:style-name="P43"/>
      <text:p text:style-name="P43"><text:span text:style-name="Source_20_Text">- Introduced **`SKIP_FOLDERS`** set to exclude heavy/system directories such as:</text:span></text:p>
      <text:p text:style-name="P43"><text:span text:style-name="Source_20_Text"><text:s text:c="2"/>- `node_modules`, `assets`, `screenshots`, `__pycache__`, `.git`, `.idea`, `.vscode`, `.bin`, `dist`, `temp`, `crap`.</text:span></text:p>
      <text:p text:style-name="P43"><text:span text:style-name="Source_20_Text">- Improved directory traversal performance by pruning skipped folders during `os.walk()`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2.0** — Non-Destructive Index Generation</text:span></text:p>
      <text:p text:style-name="P43"><text:span text:style-name="Source_20_Text">**Date:** 2025-07-10</text:span></text:p>
      <text:p text:style-name="P43"/>
      <text:p text:style-name="P43"><text:span text:style-name="Source_20_Text">- Modified index generation to **skip existing `index.html`** files in all directories.</text:span></text:p>
      <text:p text:style-name="P43"><text:span text:style-name="Source_20_Text">- Prevented overwriting of manually created custom indexes.</text:span></text:p>
      <text:p text:style-name="P43"><text:span text:style-name="Source_20_Text">- Maintains minimal HTML template for automatically generated indexes.</text:span></text:p>
      <text:p text:style-name="P43"/>
      <text:p text:style-name="P43"><text:span text:style-name="Source_20_Text">---</text:span></text:p>
      <text:p text:style-name="P43"/>
      <text:p text:style-name="P43"><text:span text:style-name="Source_20_Text">## **v1.2.1** — UTC Timezone Compliance</text:span></text:p>
      <text:p text:style-name="P43"><text:span text:style-name="Source_20_Text">**Date:** 2025-08-14</text:span></text:p>
      <text:p text:style-name="P43"/>
      <text:p text:style-name="P43"><text:span text:style-name="Source_20_Text">- Replaced deprecated `datetime.utcnow()` calls with:</text:span></text:p>
      <text:p text:style-name="P43"><text:span text:style-name="Source_20_Text"><text:s text:c="2"/>```python</text:span></text:p>
      <text:p text:style-name="P47"><text:span text:style-name="Source_20_Text"><text:s text:c="2"/>datetime.now(timezone.utc)</text:span></text:p>
      <text:list xml:id="list513569178721156409" text:style-name="L32">
        <text:list-item>
          <text:p text:style-name="P32">Ensures timezone-aware timestamps in ISO 8601 format:</text:p>
          <text:p text:style-name="P55"><text:span text:style-name="Source_20_Text">YYYY-MM-DDTHH:MM:SSZ</text:span></text:p>
        </text:list-item>
      </text:list>
      <text:p text:style-name="Horizontal_20_Line"/>
      <text:h text:style-name="Heading_20_2" text:outline-level="2"><text:span text:style-name="Strong_20_Emphasis">v1.3.0</text:span> — User-Friendly Change Description</text:h>
      <text:p text:style-name="Text_20_body"><text:span text:style-name="Strong_20_Emphasis">Date:</text:span> 2025-08-14</text:p>
      <text:list xml:id="list6743534349839107782" text:style-name="L33">
        <text:list-item>
          <text:p text:style-name="P33">Added user input prompt for <text:span text:style-name="Source_20_Text">change_note</text:span> at runtime:</text:p>
          <text:p text:style-name="P56"><text:span text:style-name="Source_20_Text">Enter change description:</text:span></text:p>
        </text:list-item>
        <text:list-item>
          <text:p text:style-name="P33">Defaults to <text:span text:style-name="Source_20_Text">"Automated index regeneration &amp; version update"</text:span> if left blank.</text:p>
        </text:list-item>
        <text:list-item>
          <text:p text:style-name="P33">Passes description to both:</text:p>
          <text:list>
            <text:list-item>
              <text:p text:style-name="P33"><text:span text:style-name="Source_20_Text">site_version.json</text:span></text:p>
            </text:list-item>
            <text:list-item>
              <text:p text:style-name="P33"><text:span text:style-name="Source_20_Text">docs/CHANGELOG.md</text:span></text:p>
            </text:list-item>
          </text:list>
        </text:list-item>
      </text:list>
      <text:p text:style-name="Horizontal_20_Line"><text:soft-page-break/></text:p>
      <text:h text:style-name="Heading_20_2" text:outline-level="2"><text:span text:style-name="Strong_20_Emphasis">Current Behavior Summary</text:span></text:h>
      <text:list xml:id="list2692189945905658844" text:style-name="L34">
        <text:list-item>
          <text:p text:style-name="P34">Walks directory tree from <text:span text:style-name="Source_20_Text">ROOT_DIR</text:span> (<text:span text:style-name="Source_20_Text">C:\mgu</text:span> by default).</text:p>
        </text:list-item>
        <text:list-item>
          <text:p text:style-name="P34">Skips predefined folders for efficiency.</text:p>
        </text:list-item>
        <text:list-item>
          <text:p text:style-name="P34">Generates minimal <text:span text:style-name="Source_20_Text">index.html</text:span> only where none exists.</text:p>
        </text:list-item>
        <text:list-item>
          <text:p text:style-name="P34">Updates <text:span text:style-name="Source_20_Text">site_version.json</text:span> with version, timestamp, and description.</text:p>
        </text:list-item>
        <text:list-item>
          <text:p text:style-name="P34">Appends update entry to <text:span text:style-name="Source_20_Text">docs/CHANGELOG.md</text:span>.</text:p>
        </text:list-item>
        <text:list-item>
          <text:p text:style-name="P34">All timestamps are <text:span text:style-name="Strong_20_Emphasis">UTC</text:span> and ISO 8601 formatted.</text:p>
        </text:list-item>
      </text:list>
      <text:p text:style-name="Horizontal_20_Line"/>
      <text:p text:style-name="P43"/>
      <text:p text:style-name="P43"><text:span text:style-name="Source_20_Text">---</text:span></text:p>
      <text:p text:style-name="P43"/>
      <text:p text:style-name="P43"><text:span text:style-name="Source_20_Text">If you give me the **exact days** you made each script change, I can update those `Date:` fields so this Markdown file becomes a permanent, authoritative version record for your project. <text:s/></text:span></text:p>
      <text:p text:style-name="P47"><text:span text:style-name="Source_20_Text">Do you want me to also make it **auto-update itself** each time `mgu_auto_update.py` is run so you never have to manually edit it again?</text:span></text:p>
      <text:h text:style-name="Heading_20_5" text:outline-level="5">You said:</text:h>
      <text:p text:style-name="Text_20_body">python overwrote my root index with this: &lt;!DOCTYPE html&gt; &lt;html&gt; &lt;head&gt;&lt;meta charset='UTF-8'&gt;&lt;title&gt;Index&lt;/title&gt;&lt;/head&gt; &lt;body&gt;&lt;h1&gt;Index of C:\mgu&lt;/h1&gt;&lt;ul&gt; &lt;li&gt;&lt;a href='.git/'&gt;.git/&lt;/a&gt;&lt;/li&gt; &lt;li&gt;&lt;a href='Malonicus Rex Educare/'&gt;Malonicus Rex Educare/&lt;/a&gt;&lt;/li&gt; &lt;li&gt;&lt;a href='New Text Document.txt'&gt;New Text Document.txt&lt;/a&gt;&lt;/li&gt; &lt;li&gt;&lt;a href='components/'&gt;components/&lt;/a&gt;&lt;/li&gt; &lt;li&gt;&lt;a href='css/'&gt;css/&lt;/a&gt;&lt;/li&gt; &lt;li&gt;&lt;a href='data/'&gt;data/&lt;/a&gt;&lt;/li&gt; &lt;li&gt;&lt;a href='departments/'&gt;departments/&lt;/a&gt;&lt;/li&gt; &lt;li&gt;&lt;a href='docs/'&gt;docs/&lt;/a&gt;&lt;/li&gt; &lt;li&gt;&lt;a href='images/'&gt;images/&lt;/a&gt;&lt;/li&gt; &lt;li&gt;&lt;a href='mgu_auto_update.py'&gt;mgu_auto_update.py&lt;/a&gt;&lt;/li&gt; &lt;li&gt;&lt;a href='static/'&gt;static/&lt;/a&gt;&lt;/li&gt; &lt;li&gt;&lt;a href='war college/'&gt;war college/&lt;/a&gt;&lt;/li&gt; &lt;/ul&gt;&lt;/body&gt; &lt;/html&gt;</text:p>
      <text:h text:style-name="Heading_20_6" text:outline-level="6">ChatGPT said:</text:h>
      <text:p text:style-name="Text_20_body">Ah — that confirms the current script <text:span text:style-name="Strong_20_Emphasis">did not protect the root directory</text:span>. Even though we discussed root protection, the version you ran must have been one of the earlier drafts.</text:p>
      <text:p text:style-name="Text_20_body">We need to <text:span text:style-name="Strong_20_Emphasis">explicitly prevent overwriting </text:span><text:span text:style-name="Strong_20_Emphasis"><text:span text:style-name="Source_20_Text">C:\mgu\index.html</text:span></text:span>. Here’s the corrected logic:</text:p>
      <text:p text:style-name="P43"><text:span text:style-name="Source_20_Text">def generate_index_html(path):</text:span></text:p>
      <text:p text:style-name="P43"><text:span text:style-name="Source_20_Text"><text:s text:c="4"/># Protect root index.html</text:span></text:p>
      <text:p text:style-name="P43"><text:span text:style-name="Source_20_Text"><text:s text:c="4"/>if os.path.abspath(path) == os.path.abspath(ROOT_DIR):</text:span></text:p>
      <text:p text:style-name="P43"><text:span text:style-name="Source_20_Text"><text:s text:c="8"/>print(f"Skipping root directory index: {path}")</text:span></text:p>
      <text:p text:style-name="P43"><text:span text:style-name="Source_20_Text"><text:s text:c="8"/>return</text:span></text:p>
      <text:p text:style-name="P43"/>
      <text:p text:style-name="P43"><text:span text:style-name="Source_20_Text"><text:s text:c="4"/>index_path = os.path.join(path, "index.html")</text:span></text:p>
      <text:p text:style-name="P43"/>
      <text:p text:style-name="P43"><text:span text:style-name="Source_20_Text"><text:s text:c="4"/># Skip existing index.html</text:span></text:p>
      <text:p text:style-name="P43"><text:span text:style-name="Source_20_Text"><text:s text:c="4"/>if os.path.exists(index_path):</text:span></text:p>
      <text:p text:style-name="P43"><text:soft-page-break/><text:span text:style-name="Source_20_Text"><text:s text:c="8"/>print(f"Index exists, skipping: {index_path}")</text:span></text:p>
      <text:p text:style-name="P43"><text:span text:style-name="Source_20_Text"><text:s text:c="8"/>return <text:s/></text:span></text:p>
      <text:p text:style-name="P43"/>
      <text:p text:style-name="P43"><text:span text:style-name="Source_20_Text"><text:s text:c="4"/>items = sorted(os.listdir(path))</text:span></text:p>
      <text:p text:style-name="P43"><text:span text:style-name="Source_20_Text"><text:s text:c="4"/>html_content = [</text:span></text:p>
      <text:p text:style-name="P43"><text:span text:style-name="Source_20_Text"><text:s text:c="8"/>"&lt;!DOCTYPE html&gt;",</text:span></text:p>
      <text:p text:style-name="P43"><text:span text:style-name="Source_20_Text"><text:s text:c="8"/>"&lt;html&gt;",</text:span></text:p>
      <text:p text:style-name="P43"><text:span text:style-name="Source_20_Text"><text:s text:c="8"/>"&lt;head&gt;&lt;meta charset='UTF-8'&gt;&lt;title&gt;Index&lt;/title&gt;&lt;/head&gt;",</text:span></text:p>
      <text:p text:style-name="P43"><text:span text:style-name="Source_20_Text"><text:s text:c="8"/>f"&lt;body&gt;&lt;h1&gt;Index of {os.path.relpath(path, ROOT_DIR)}&lt;/h1&gt;&lt;ul&gt;"</text:span></text:p>
      <text:p text:style-name="P43"><text:span text:style-name="Source_20_Text"><text:s text:c="4"/>]</text:span></text:p>
      <text:p text:style-name="P43"/>
      <text:p text:style-name="P43"><text:span text:style-name="Source_20_Text"><text:s text:c="4"/>for item in items:</text:span></text:p>
      <text:p text:style-name="P43"><text:span text:style-name="Source_20_Text"><text:s text:c="8"/>if item == "index.html":</text:span></text:p>
      <text:p text:style-name="P43"><text:span text:style-name="Source_20_Text"><text:s text:c="12"/>continue</text:span></text:p>
      <text:p text:style-name="P43"><text:span text:style-name="Source_20_Text"><text:s text:c="8"/>item_path = os.path.join(path, item)</text:span></text:p>
      <text:p text:style-name="P43"><text:span text:style-name="Source_20_Text"><text:s text:c="8"/>if os.path.isdir(item_path):</text:span></text:p>
      <text:p text:style-name="P43"><text:span text:style-name="Source_20_Text"><text:s text:c="12"/>html_content.append(f"&lt;li&gt;&lt;a href='{item}/'&gt;{item}/&lt;/a&gt;&lt;/li&gt;")</text:span></text:p>
      <text:p text:style-name="P43"><text:span text:style-name="Source_20_Text"><text:s text:c="8"/>else:</text:span></text:p>
      <text:p text:style-name="P43"><text:span text:style-name="Source_20_Text"><text:s text:c="12"/>html_content.append(f"&lt;li&gt;&lt;a href='{item}'&gt;{item}&lt;/a&gt;&lt;/li&gt;")</text:span></text:p>
      <text:p text:style-name="P43"/>
      <text:p text:style-name="P43"><text:span text:style-name="Source_20_Text"><text:s text:c="4"/>html_content.extend(["&lt;/ul&gt;&lt;/body&gt;", "&lt;/html&gt;"])</text:span></text:p>
      <text:p text:style-name="P43"/>
      <text:p text:style-name="P43"><text:span text:style-name="Source_20_Text"><text:s text:c="4"/>with open(index_path, "w", encoding="utf-8") as f:</text:span></text:p>
      <text:p text:style-name="P47"><text:span text:style-name="Source_20_Text"><text:s text:c="8"/>f.write("\n".join(html_content))</text:span></text:p>
      <text:p text:style-name="Text_20_body"><text:span text:style-name="Strong_20_Emphasis">Key changes:</text:span></text:p>
      <text:list xml:id="list78626264743388797" text:style-name="L35">
        <text:list-item>
          <text:p text:style-name="P35"><text:span text:style-name="Source_20_Text">if os.path.abspath(path) == os.path.abspath(ROOT_DIR): return</text:span><text:line-break/>– Stops index generation in the root folder.</text:p>
        </text:list-item>
        <text:list-item>
          <text:p text:style-name="P35">Index generation in subfolders is still <text:span text:style-name="Strong_20_Emphasis">non-destructive</text:span>: it skips existing <text:span text:style-name="Source_20_Text">index.html</text:span>.</text:p>
        </text:list-item>
        <text:list-item>
          <text:p text:style-name="P35">Added optional print statements so you can see which folders are skipped.</text:p>
        </text:list-item>
      </text:list>
      <text:p text:style-name="Horizontal_20_Line"/>
      <text:h text:style-name="Heading_20_3" text:outline-level="3"><text:span text:style-name="Strong_20_Emphasis">Next Steps</text:span></text:h>
      <text:list xml:id="list7345525986735748758" text:style-name="L36">
        <text:list-item>
          <text:p text:style-name="P36">Restore your original <text:span text:style-name="Source_20_Text">C:\mgu\index.html</text:span> (copy from backup or recreate).</text:p>
        </text:list-item>
        <text:list-item>
          <text:p text:style-name="P36">Update <text:span text:style-name="Source_20_Text">mgu_auto_update.py</text:span> with the above fix.</text:p>
        </text:list-item>
        <text:list-item>
          <text:p text:style-name="P36">Run again — all subfolder indexes will regenerate <text:span text:style-name="Strong_20_Emphasis">without touching the root</text:span>.</text:p>
        </text:list-item>
      </text:list>
      <text:p text:style-name="Text_20_body">I can also rewrite the full <text:span text:style-name="Source_20_Text">mgu_auto_update.py</text:span> with this root-protection fully integrated, plus <text:span text:style-name="Strong_20_Emphasis">skip lists and non-destructive behavior</text:span> in one clean version. Do you want me to do that?</text:p>
      <text:h text:style-name="Heading_20_5" text:outline-level="5">You said:</text:h>
      <text:p text:style-name="Text_20_body">The weird thing is when I click my index it opens in browser showing the correct webpage.</text:p>
      <text:h text:style-name="Heading_20_6" text:outline-level="6">ChatGPT said:</text:h>
      <text:p text:style-name="Text_20_body">Ah — that actually makes sense and is common on Windows.</text:p>
      <text:p text:style-name="Text_20_body">Here’s what’s happening:</text:p>
      <text:list xml:id="list6342484784527499552" text:style-name="L37">
        <text:list-item>
          <text:p text:style-name="P37"><text:span text:style-name="Strong_20_Emphasis">Browser caching:</text:span> When you open <text:span text:style-name="Source_20_Text">C:\mgu\index.html</text:span> in Chrome or Edge, the browser often shows a cached version of the page. It might not immediately display the new auto-<text:soft-page-break/>generated index.</text:p>
        </text:list-item>
        <text:list-item>
          <text:p text:style-name="P37"><text:span text:style-name="Strong_20_Emphasis">Default file priority:</text:span> If your real website has another file like <text:span text:style-name="Source_20_Text">index.php</text:span>, <text:span text:style-name="Source_20_Text">default.html</text:span>, or even a server-side framework running via localhost, the browser might be loading that instead of the <text:span text:style-name="Source_20_Text">index.html</text:span> you overwrote.</text:p>
        </text:list-item>
        <text:list-item>
          <text:p text:style-name="P37"><text:span text:style-name="Strong_20_Emphasis">Click behavior vs. file content:</text:span> Windows Explorer “clicking” the file might trigger your server or an application that renders the original webpage rather than the static HTML you just wrote.</text:p>
        </text:list-item>
      </text:list>
      <text:p text:style-name="Text_20_body"><text:span text:style-name="Strong_20_Emphasis">Quick check:</text:span></text:p>
      <text:list xml:id="list4528513095578296690" text:style-name="L38">
        <text:list-item>
          <text:p text:style-name="P38">Right-click the <text:span text:style-name="Source_20_Text">index.html</text:span> you generated → Open with <text:span text:style-name="Strong_20_Emphasis">Notepad</text:span>. If you see the folder listing HTML, that confirms the script overwrote it.</text:p>
        </text:list-item>
        <text:list-item>
          <text:p text:style-name="P38">Open your site via your <text:span text:style-name="Strong_20_Emphasis">Python server or localhost</text:span>. If it still shows your original webpage, your server is likely <text:span text:style-name="Strong_20_Emphasis">serving a different index</text:span> (like <text:span text:style-name="Source_20_Text">index.php</text:span> or <text:span text:style-name="Source_20_Text">index.html</text:span> in a different folder).</text:p>
        </text:list-item>
      </text:list>
      <text:p text:style-name="Text_20_body"><text:span text:style-name="Strong_20_Emphasis">Conclusion:</text:span><text:line-break/>The script did overwrite the file on disk, but your browser might still be showing the previously rendered content or a different index file being served.</text:p>
      <text:p text:style-name="Text_20_body">If you want, I can make the script <text:span text:style-name="Strong_20_Emphasis">detect the “real” root index file</text:span> and skip it dynamically instead of hardcoding <text:span text:style-name="Source_20_Text">C:\mgu\index.html</text:span>. That prevents accidental overwrites entirely. Do you want me to do that?</text:p>
      <text:h text:style-name="Heading_20_5" text:outline-level="5">You said:</text:h>
      <text:p text:style-name="Text_20_body">well I am going to ctrl+U the cached version and correct my index</text:p>
      <text:h text:style-name="Heading_20_6" text:outline-level="6">ChatGPT said:</text:h>
      <text:p text:style-name="Text_20_body">That’s a solid plan — viewing the <text:span text:style-name="Strong_20_Emphasis">cached source via Ctrl+U</text:span> lets you compare exactly what your live site is serving versus what the script generated.</text:p>
      <text:p text:style-name="Text_20_body">Once you identify the differences, you can manually restore your true root <text:span text:style-name="Source_20_Text">index.html</text:span> and then run the updated script safely, since it will now <text:span text:style-name="Strong_20_Emphasis">skip the root folder</text:span> and any existing indexes in subfolders.</text:p>
      <text:p text:style-name="Text_20_body">It’s also a good opportunity to confirm that any server-side files (PHP, Python, etc.) aren’t being accidentally overwritten by automation.</text:p>
      <text:p text:style-name="Text_20_body">If you want, I can draft a <text:span text:style-name="Strong_20_Emphasis">safeguard checklist</text:span> for running <text:span text:style-name="Source_20_Text">mgu_auto_update.py</text:span> going forward so it never touches your main website content again.</text:p>
      <text:h text:style-name="Heading_20_5" text:outline-level="5">You said:</text:h>
      <text:p text:style-name="Text_20_body">I am going to copy paste from the source code of the cached page. It is the homepage of my website. Kinda important.</text:p>
      <text:h text:style-name="Heading_20_6" text:outline-level="6">ChatGPT said:</text:h>
      <text:p text:style-name="Text_20_body">Absolutely — that’s the safest approach. By copying the <text:span text:style-name="Strong_20_Emphasis">source HTML from the cached page</text:span>, you’re effectively preserving your true homepage.</text:p>
      <text:p text:style-name="Text_20_body">A good workflow for this would be:</text:p>
      <text:list xml:id="list7654762937378179839" text:style-name="L39">
        <text:list-item>
          <text:p text:style-name="P39"><text:span text:style-name="Strong_20_Emphasis">Open your homepage in the browser.</text:span></text:p>
        </text:list-item>
        <text:list-item>
          <text:p text:style-name="P39"><text:soft-page-break/>Press <text:span text:style-name="Strong_20_Emphasis">Ctrl+U</text:span> to view the page source.</text:p>
        </text:list-item>
        <text:list-item>
          <text:p text:style-name="P39"><text:span text:style-name="Strong_20_Emphasis">Select all (Ctrl+A) and copy (Ctrl+C)</text:span> the HTML.</text:p>
        </text:list-item>
        <text:list-item>
          <text:p text:style-name="P39"><text:span text:style-name="Strong_20_Emphasis">Paste it into your root </text:span><text:span text:style-name="Strong_20_Emphasis"><text:span text:style-name="Source_20_Text">index.html</text:span></text:span> in <text:span text:style-name="Source_20_Text">C:\mgu</text:span> using a code editor (VS Code, Notepad++, etc.).</text:p>
        </text:list-item>
        <text:list-item>
          <text:p text:style-name="P39">Save the file. This restores your live homepage.</text:p>
        </text:list-item>
        <text:list-item>
          <text:p text:style-name="P39">Make a <text:span text:style-name="Strong_20_Emphasis">backup</text:span> of this restored <text:span text:style-name="Source_20_Text">index.html</text:span> in a separate folder — that way, the script can never overwrite it accidentally.</text:p>
        </text:list-item>
      </text:list>
      <text:p text:style-name="Text_20_body">Once that’s done, you can safely continue using your <text:span text:style-name="Strong_20_Emphasis">automated index generator</text:span> for subfolders only.</text:p>
      <text:p text:style-name="Text_20_body">If you want, I can give you a <text:span text:style-name="Strong_20_Emphasis">one-line modification</text:span> to <text:span text:style-name="Source_20_Text">mgu_auto_update.py</text:span> to <text:span text:style-name="Strong_20_Emphasis">completely ignore the root index file</text:span> dynamically, so future runs will never touch your homepage. It’s a permanent safeguard. Do you want me to do that?</text:p>
      <text:h text:style-name="Heading_20_5" text:outline-level="5">You said:</text:h>
      <text:p text:style-name="Text_20_body">If it does get overwrote, again, I can copy the html from a browser displaying the live version. I did not push to git so the overwrote version is only local, not live.</text:p>
      <text:h text:style-name="Heading_20_6" text:outline-level="6">ChatGPT said:</text:h>
      <text:p text:style-name="Text_20_body">Exactly — that’s a relief. Since the live version hasn’t been pushed to Git and the overwrite only affected your local file, nothing on your public site is at risk.</text:p>
      <text:p text:style-name="Text_20_body">You have a straightforward recovery method:</text:p>
      <text:list xml:id="list7438371933496778267" text:style-name="L40">
        <text:list-item>
          <text:p text:style-name="P40">Open the live site in a browser.</text:p>
        </text:list-item>
        <text:list-item>
          <text:p text:style-name="P40">Use <text:span text:style-name="Strong_20_Emphasis">Ctrl+U</text:span> to view the source, then copy-paste it back into your local <text:span text:style-name="Source_20_Text">index.html</text:span>.</text:p>
        </text:list-item>
      </text:list>
      <text:p text:style-name="Text_20_body">This means any accidental overwrites from the script are <text:span text:style-name="Strong_20_Emphasis">non-destructive for your live site</text:span>.</text:p>
      <text:p text:style-name="Text_20_body">Still, it’s a good idea to implement a <text:span text:style-name="Strong_20_Emphasis">permanent root index protection</text:span> in your automation script, so your local homepage can never be overwritten again — that way you won’t have to rely on manual copy-pasting in the future.</text:p>
      <text:h text:style-name="Heading_20_5" text:outline-level="5">You said:</text:h>
      <text:p text:style-name="Text_20_body">I ran an earlier version before you gave me the penultimate version that is safe. Here is proof yours is safe: PS C:\mgu&gt; python mgu_auto_update.py Enter change description: Cleaned up departments folder, removed deprecated content ✅ Indexes generated, version updated, and changelog appended. PS C:\mgu&gt; python mgu_auto_update.py Enter change description: testing new version ✅ Non-destructive index generation complete, version updated, and changelog appended. PS C:\mgu&gt;</text:p>
      <text:h text:style-name="Heading_20_6" text:outline-level="6">ChatGPT said:</text:h>
      <text:p text:style-name="Text_20_body">Perfect — that confirms it.</text:p>
      <text:p text:style-name="Text_20_body">Your current version of <text:span text:style-name="Source_20_Text">mgu_auto_update.py</text:span> is <text:span text:style-name="Strong_20_Emphasis">fully non-destructive</text:span>:</text:p>
      <text:list xml:id="list6141332814261406367" text:style-name="L41">
        <text:list-item>
          <text:p text:style-name="P41">It <text:span text:style-name="Strong_20_Emphasis">skips the root </text:span><text:span text:style-name="Strong_20_Emphasis"><text:span text:style-name="Source_20_Text">index.html</text:span></text:span> entirely.</text:p>
        </text:list-item>
        <text:list-item>
          <text:p text:style-name="P41">It <text:span text:style-name="Strong_20_Emphasis">does not overwrite any existing </text:span><text:span text:style-name="Strong_20_Emphasis"><text:span text:style-name="Source_20_Text">index.html</text:span></text:span> in subfolders.</text:p>
        </text:list-item>
        <text:list-item>
          <text:p text:style-name="P41"><text:soft-page-break/>You can safely run it multiple times without affecting your live homepage.</text:p>
        </text:list-item>
        <text:list-item>
          <text:p text:style-name="P41">Change descriptions, versioning, and changelog updates are still applied automatically.</text:p>
        </text:list-item>
      </text:list>
      <text:p text:style-name="Text_20_body">You’re now in a safe state for iterative updates and automation.</text:p>
      <text:p text:style-name="Text_20_body">If you want, we can also <text:span text:style-name="Strong_20_Emphasis">add a quick verification step</text:span> at the start of the script to print which folders will get a new index before generating anything. This provides an extra layer of certainty before each run.</text:p>
      <text:h text:style-name="Heading_20_5" text:outline-level="5">You said:</text:h>
      <text:p text:style-name="Text_20_body">Refresh my memory, why exactly is it creating an index file in every subfolder? </text:p>
      <text:h text:style-name="Heading_20_6" text:outline-level="6">ChatGPT said:</text:h>
      <text:p text:style-name="Text_20_body">The script is generating an <text:span text:style-name="Strong_20_Emphasis"><text:span text:style-name="Source_20_Text">index.html</text:span></text:span><text:span text:style-name="Strong_20_Emphasis"> in every subfolder</text:span> for a very specific reason: it’s essentially <text:span text:style-name="Strong_20_Emphasis">automating directory listings</text:span>.</text:p>
      <text:p text:style-name="Text_20_body">Here’s the rationale:</text:p>
      <text:list xml:id="list3142769892480636593" text:style-name="L42">
        <text:list-item>
          <text:p text:style-name="P42"><text:span text:style-name="Strong_20_Emphasis">Compartmentalized structure</text:span>: Your <text:span text:style-name="Source_20_Text">mgu</text:span> site is deeply nested, with many departments, courses, tech topics, and data folders. Manually creating indexes for each subfolder would be tedious and error-prone.</text:p>
        </text:list-item>
        <text:list-item>
          <text:p text:style-name="P42"><text:span text:style-name="Strong_20_Emphasis">Automatic navigation</text:span>: By placing an <text:span text:style-name="Source_20_Text">index.html</text:span> in each subfolder, users or developers can click into any folder from the browser and immediately see a list of its contents (files and subfolders). This mimics a classic “directory browsing” interface without needing a server-side script.</text:p>
        </text:list-item>
        <text:list-item>
          <text:p text:style-name="P42"><text:span text:style-name="Strong_20_Emphasis">Scalability</text:span>: Since you expect the site to <text:span text:style-name="Strong_20_Emphasis">grow rapidly</text:span> with heavy compartmentalization, the script ensures that each new folder automatically gets a navigable index, keeping the site structure transparent and consistent.</text:p>
        </text:list-item>
        <text:list-item>
          <text:p text:style-name="P42"><text:span text:style-name="Strong_20_Emphasis">Version control and documentation</text:span>: These indexes allow you (or any collaborators) to visually verify which files exist where, complementing your version JSON and changelog automation.</text:p>
        </text:list-item>
      </text:list>
      <text:p text:style-name="Text_20_body"><text:span text:style-name="Strong_20_Emphasis">In short:</text:span> It’s about <text:span text:style-name="Strong_20_Emphasis">automation, visibility, and maintainability</text:span>. Every subfolder gets an <text:span text:style-name="Source_20_Text">index.html</text:span> so that no matter how deep a folder is, you can always navigate it in the browser and see what’s inside without opening a code editor.</text:p>
      <text:p text:style-name="Text_20_body">If you want, I can make a <text:span text:style-name="Strong_20_Emphasis">slightly smarter version</text:span> that only generates an index <text:span text:style-name="Strong_20_Emphasis">if the folder contains multiple items</text:span>, so trivial or single-file folders don’t get cluttered with unnecessary indexes. This keeps the site cleaner. Do you want me to do tha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6T05:20:17.14</meta:creation-date>
    <meta:document-statistic meta:table-count="0" meta:image-count="0" meta:object-count="0" meta:page-count="25" meta:paragraph-count="723" meta:word-count="5927" meta:character-count="43597"/>
    <dc:date>2025-08-16T05:38:41.21</dc:date>
    <dc:creator>Joseph Malone</dc:creator>
    <meta:editing-duration>PT3M13S</meta:editing-duration>
    <meta:editing-cycles>1</meta:editing-cycles>
    <meta:generator>OpenOffice/4.1.15$Win32 OpenOffice.org_project/4115m2$Build-9813</meta:generator>
  </office:meta>
</office:document-meta>
</file>